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4" table:default-cell-style-name="ce25"/>
        <table:table-column table:style-name="co5" table:number-columns-repeated="11" table:default-cell-style-name="ce25"/>
        <table:table-column table:style-name="co6" table:default-cell-style-name="ce25"/>
        <table:table-column table:style-name="co7" table:number-columns-repeated="241" table:default-cell-style-name="ce2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4-5 能源總供給</text:p>
          </table:table-cell>
          <table:covered-table-cell table:number-columns-repeated="14" table:style-name="ce9"/>
          <table:table-cell table:style-name="ce33" table:number-columns-repeated="1009"/>
        </table:table-row>
        <table:table-row table:style-name="ro2">
          <table:table-cell table:style-name="ce2" office:value-type="string" calcext:value-type="string" table:number-columns-spanned="15" table:number-rows-spanned="1">
            <text:p>單位：公秉油當量</text:p>
          </table:table-cell>
          <table:covered-table-cell table:number-columns-repeated="14" table:style-name="ce2"/>
          <table:table-cell table:style-name="ce34" table:number-columns-repeated="1009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style-name="ce10"/>
          <table:covered-table-cell table:style-name="ce15"/>
          <table:table-cell table:style-name="ce20" office:value-type="string" calcext:value-type="string">
            <text:p>合計</text:p>
          </table:table-cell>
          <table:table-cell table:style-name="ce26" office:value-type="string" calcext:value-type="string">
            <text:p>煤及</text:p>
            <text:p>煤產品</text:p>
          </table:table-cell>
          <table:table-cell table:style-name="ce26" office:value-type="string" calcext:value-type="string">
            <text:p>原油及</text:p>
            <text:p>石油產品</text:p>
          </table:table-cell>
          <table:table-cell table:style-name="ce26" office:value-type="string" calcext:value-type="string">
            <text:p>自產</text:p>
            <text:p>天然氣</text:p>
          </table:table-cell>
          <table:table-cell table:style-name="ce26" office:value-type="string" calcext:value-type="string">
            <text:p>進　　　口</text:p>
            <text:p>液化天然氣</text:p>
          </table:table-cell>
          <table:table-cell table:style-name="ce26" office:value-type="string" calcext:value-type="string">
            <text:p>生質能</text:p>
            <text:p>及廢棄物</text:p>
          </table:table-cell>
          <table:table-cell table:style-name="ce26" office:value-type="string" calcext:value-type="string">
            <text:p>核能</text:p>
          </table:table-cell>
          <table:table-cell table:style-name="ce20" office:value-type="string" calcext:value-type="string">
            <text:p>水力</text:p>
          </table:table-cell>
          <table:table-cell table:style-name="ce26" office:value-type="string" calcext:value-type="string">
            <text:p>地熱</text:p>
          </table:table-cell>
          <table:table-cell table:style-name="ce26" office:value-type="string" calcext:value-type="string">
            <text:p>太陽光電</text:p>
          </table:table-cell>
          <table:table-cell table:style-name="ce26" office:value-type="string" calcext:value-type="string">
            <text:p>風力</text:p>
          </table:table-cell>
          <table:table-cell table:style-name="ce20" office:value-type="string" calcext:value-type="string">
            <text:p>太陽熱能*</text:p>
          </table:table-cell>
          <table:table-cell table:style-name="ce34" table:number-columns-repeated="1009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1"/>
          <table:table-cell table:style-name="ce16"/>
          <table:table-cell table:style-name="ce21" office:value-type="float" office:value="111578759.166399" calcext:value-type="float">
            <text:p><text:s/>111,578,759 <text:s/></text:p>
          </table:table-cell>
          <table:table-cell table:style-name="ce27" office:value-type="float" office:value="34435946.1877778" calcext:value-type="float">
            <text:p><text:s/>34,435,946 <text:s/></text:p>
          </table:table-cell>
          <table:table-cell table:style-name="ce27" office:value-type="float" office:value="56245329.1525088" calcext:value-type="float">
            <text:p><text:s/>56,245,329 <text:s/></text:p>
          </table:table-cell>
          <table:table-cell table:style-name="ce27" office:value-type="float" office:value="788292.444444445" calcext:value-type="float">
            <text:p><text:s/>788,292 <text:s/></text:p>
          </table:table-cell>
          <table:table-cell table:style-name="ce27" office:value-type="float" office:value="7000704" calcext:value-type="float">
            <text:p><text:s/>7,000,704 <text:s/></text:p>
          </table:table-cell>
          <table:table-cell table:style-name="ce27" office:value-type="float" office:value="1304305.44582933" calcext:value-type="float">
            <text:p><text:s/>1,304,305 <text:s/></text:p>
          </table:table-cell>
          <table:table-cell table:style-name="ce27" office:value-type="float" office:value="11452767.8608251" calcext:value-type="float">
            <text:p><text:s/>11,452,768 <text:s/></text:p>
          </table:table-cell>
          <table:table-cell table:style-name="ce27" office:value-type="float" office:value="265539.437775556" calcext:value-type="float">
            <text:p><text:s/>265,539 <text:s/></text:p>
          </table:table-cell>
          <table:table-cell table:style-name="ce27" office:value-type="float" office:value="0" calcext:value-type="float">
            <text:p>- <text:s/></text:p>
          </table:table-cell>
          <table:table-cell table:style-name="ce27" office:value-type="float" office:value="33.2533333333333" calcext:value-type="float">
            <text:p><text:s/>33 <text:s/></text:p>
          </table:table-cell>
          <table:table-cell table:style-name="ce27" office:value-type="float" office:value="1517.38390444444" calcext:value-type="float">
            <text:p><text:s/>1,517 <text:s/></text:p>
          </table:table-cell>
          <table:table-cell table:style-name="ce30" office:value-type="float" office:value="84324" calcext:value-type="float">
            <text:p><text:s/>84,32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2"/>
          <table:table-cell table:style-name="ce17"/>
          <table:table-cell table:style-name="ce22" office:value-type="float" office:value="119663634.783095" calcext:value-type="float">
            <text:p><text:s/>119,663,635 <text:s/></text:p>
          </table:table-cell>
          <table:table-cell table:style-name="ce28" office:value-type="float" office:value="36332699.8788889" calcext:value-type="float">
            <text:p><text:s/>36,332,700 <text:s/></text:p>
          </table:table-cell>
          <table:table-cell table:style-name="ce28" office:value-type="float" office:value="62082787.9580386" calcext:value-type="float">
            <text:p><text:s/>62,082,788 <text:s/></text:p>
          </table:table-cell>
          <table:table-cell table:style-name="ce28" office:value-type="float" office:value="738571.555555556" calcext:value-type="float">
            <text:p><text:s/>738,572 <text:s/></text:p>
          </table:table-cell>
          <table:table-cell table:style-name="ce28" office:value-type="float" office:value="7300742.83960127" calcext:value-type="float">
            <text:p><text:s/>7,300,743 <text:s/></text:p>
          </table:table-cell>
          <table:table-cell table:style-name="ce28" office:value-type="float" office:value="1567349.55205512" calcext:value-type="float">
            <text:p><text:s/>1,567,350 <text:s/></text:p>
          </table:table-cell>
          <table:table-cell table:style-name="ce28" office:value-type="float" office:value="11261271.4897333" calcext:value-type="float">
            <text:p><text:s/>11,261,271 <text:s/></text:p>
          </table:table-cell>
          <table:table-cell table:style-name="ce28" office:value-type="float" office:value="289964.903311111" calcext:value-type="float">
            <text:p><text:s/>289,96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4.0511111111111" calcext:value-type="float">
            <text:p><text:s/>44 <text:s/></text:p>
          </table:table-cell>
          <table:table-cell table:style-name="ce28" office:value-type="float" office:value="2270.5548" calcext:value-type="float">
            <text:p><text:s/>2,271 <text:s/></text:p>
          </table:table-cell>
          <table:table-cell table:style-name="ce31" office:value-type="float" office:value="87932" calcext:value-type="float">
            <text:p><text:s/>87,93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2"/>
          <table:table-cell table:style-name="ce17"/>
          <table:table-cell table:style-name="ce22" office:value-type="float" office:value="132716324.422966" calcext:value-type="float">
            <text:p><text:s/>132,716,324 <text:s/></text:p>
          </table:table-cell>
          <table:table-cell table:style-name="ce28" office:value-type="float" office:value="40000280.8370933" calcext:value-type="float">
            <text:p><text:s/>40,000,281 <text:s/></text:p>
          </table:table-cell>
          <table:table-cell table:style-name="ce28" office:value-type="float" office:value="69500424.9469192" calcext:value-type="float">
            <text:p><text:s/>69,500,425 <text:s/></text:p>
          </table:table-cell>
          <table:table-cell table:style-name="ce28" office:value-type="float" office:value="706980.551111111" calcext:value-type="float">
            <text:p><text:s/>706,981 <text:s/></text:p>
          </table:table-cell>
          <table:table-cell table:style-name="ce28" office:value-type="float" office:value="9072726.9205256" calcext:value-type="float">
            <text:p><text:s/>9,072,727 <text:s/></text:p>
          </table:table-cell>
          <table:table-cell table:style-name="ce28" office:value-type="float" office:value="1599454.77363637" calcext:value-type="float">
            <text:p><text:s/>1,599,455 <text:s/></text:p>
          </table:table-cell>
          <table:table-cell table:style-name="ce28" office:value-type="float" office:value="11434567.71" calcext:value-type="float">
            <text:p><text:s/>11,434,568 <text:s/></text:p>
          </table:table-cell>
          <table:table-cell table:style-name="ce28" office:value-type="float" office:value="306720.832851111" calcext:value-type="float">
            <text:p><text:s/>306,72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5.8044444444445" calcext:value-type="float">
            <text:p><text:s/>56 <text:s/></text:p>
          </table:table-cell>
          <table:table-cell table:style-name="ce28" office:value-type="float" office:value="2413.04638444444" calcext:value-type="float">
            <text:p><text:s/>2,413 <text:s/></text:p>
          </table:table-cell>
          <table:table-cell table:style-name="ce31" office:value-type="float" office:value="92699" calcext:value-type="float">
            <text:p><text:s/>92,699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2"/>
          <table:table-cell table:style-name="ce17"/>
          <table:table-cell table:style-name="ce22" office:value-type="float" office:value="134080481.680158" calcext:value-type="float">
            <text:p><text:s/>134,080,482 <text:s/></text:p>
          </table:table-cell>
          <table:table-cell table:style-name="ce28" office:value-type="float" office:value="39750167.1426222" calcext:value-type="float">
            <text:p><text:s/>39,750,167 <text:s/></text:p>
          </table:table-cell>
          <table:table-cell table:style-name="ce28" office:value-type="float" office:value="70806193.678086" calcext:value-type="float">
            <text:p><text:s/>70,806,194 <text:s/></text:p>
          </table:table-cell>
          <table:table-cell table:style-name="ce28" office:value-type="float" office:value="486640" calcext:value-type="float">
            <text:p><text:s/>486,640 <text:s/></text:p>
          </table:table-cell>
          <table:table-cell table:style-name="ce28" office:value-type="float" office:value="9372990.44857272" calcext:value-type="float">
            <text:p><text:s/>9,372,990 <text:s/></text:p>
          </table:table-cell>
          <table:table-cell table:style-name="ce28" office:value-type="float" office:value="1595011.06566326" calcext:value-type="float">
            <text:p><text:s/>1,595,011 <text:s/></text:p>
          </table:table-cell>
          <table:table-cell table:style-name="ce28" office:value-type="float" office:value="11574116.9831111" calcext:value-type="float">
            <text:p><text:s/>11,574,117 <text:s/></text:p>
          </table:table-cell>
          <table:table-cell table:style-name="ce28" office:value-type="float" office:value="389042.36584" calcext:value-type="float">
            <text:p><text:s/>389,04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91.7333333333333" calcext:value-type="float">
            <text:p><text:s/>92 <text:s/></text:p>
          </table:table-cell>
          <table:table-cell table:style-name="ce28" office:value-type="float" office:value="8724.26292888889" calcext:value-type="float">
            <text:p><text:s/>8,724 <text:s/></text:p>
          </table:table-cell>
          <table:table-cell table:style-name="ce31" office:value-type="float" office:value="97504" calcext:value-type="float">
            <text:p><text:s/>97,50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2"/>
          <table:table-cell table:style-name="ce17"/>
          <table:table-cell table:style-name="ce22" office:value-type="float" office:value="136770752.205541" calcext:value-type="float">
            <text:p><text:s/>136,770,752 <text:s/></text:p>
          </table:table-cell>
          <table:table-cell table:style-name="ce28" office:value-type="float" office:value="41216984.74344" calcext:value-type="float">
            <text:p><text:s/>41,216,985 <text:s/></text:p>
          </table:table-cell>
          <table:table-cell table:style-name="ce28" office:value-type="float" office:value="71285389.8321309" calcext:value-type="float">
            <text:p><text:s/>71,285,390 <text:s/></text:p>
          </table:table-cell>
          <table:table-cell table:style-name="ce28" office:value-type="float" office:value="411518.222222222" calcext:value-type="float">
            <text:p><text:s/>411,518 <text:s/></text:p>
          </table:table-cell>
          <table:table-cell table:style-name="ce28" office:value-type="float" office:value="10164429.4336203" calcext:value-type="float">
            <text:p><text:s/>10,164,429 <text:s/></text:p>
          </table:table-cell>
          <table:table-cell table:style-name="ce28" office:value-type="float" office:value="1628121.50568954" calcext:value-type="float">
            <text:p><text:s/>1,628,122 <text:s/></text:p>
          </table:table-cell>
          <table:table-cell table:style-name="ce28" office:value-type="float" office:value="11544724.1407556" calcext:value-type="float">
            <text:p><text:s/>11,544,724 <text:s/></text:p>
          </table:table-cell>
          <table:table-cell table:style-name="ce28" office:value-type="float" office:value="390664.628846667" calcext:value-type="float">
            <text:p><text:s/>390,66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39.224444444444" calcext:value-type="float">
            <text:p><text:s/>139 <text:s/></text:p>
          </table:table-cell>
          <table:table-cell table:style-name="ce28" office:value-type="float" office:value="26380.4743911111" calcext:value-type="float">
            <text:p><text:s/>26,380 <text:s/></text:p>
          </table:table-cell>
          <table:table-cell table:style-name="ce31" office:value-type="float" office:value="102400" calcext:value-type="float">
            <text:p><text:s/>102,400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2"/>
          <table:table-cell table:style-name="ce17"/>
          <table:table-cell table:style-name="ce22" office:value-type="float" office:value="143995993.878621" calcext:value-type="float">
            <text:p><text:s/>143,995,994 <text:s/></text:p>
          </table:table-cell>
          <table:table-cell table:style-name="ce28" office:value-type="float" office:value="43311493.2409067" calcext:value-type="float">
            <text:p><text:s/>43,311,493 <text:s/></text:p>
          </table:table-cell>
          <table:table-cell table:style-name="ce28" office:value-type="float" office:value="75466515.7284233" calcext:value-type="float">
            <text:p><text:s/>75,466,516 <text:s/></text:p>
          </table:table-cell>
          <table:table-cell table:style-name="ce28" office:value-type="float" office:value="370517.333333333" calcext:value-type="float">
            <text:p><text:s/>370,517 <text:s/></text:p>
          </table:table-cell>
          <table:table-cell table:style-name="ce28" office:value-type="float" office:value="10850365.908473" calcext:value-type="float">
            <text:p><text:s/>10,850,366 <text:s/></text:p>
          </table:table-cell>
          <table:table-cell table:style-name="ce28" office:value-type="float" office:value="1688954.96144895" calcext:value-type="float">
            <text:p><text:s/>1,688,955 <text:s/></text:p>
          </table:table-cell>
          <table:table-cell table:style-name="ce28" office:value-type="float" office:value="11738338.9955556" calcext:value-type="float">
            <text:p><text:s/>11,738,339 <text:s/></text:p>
          </table:table-cell>
          <table:table-cell table:style-name="ce28" office:value-type="float" office:value="422121.435366667" calcext:value-type="float">
            <text:p><text:s/>422,12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08.311111111111" calcext:value-type="float">
            <text:p><text:s/>208 <text:s/></text:p>
          </table:table-cell>
          <table:table-cell table:style-name="ce28" office:value-type="float" office:value="41999.9640022222" calcext:value-type="float">
            <text:p><text:s/>42,000 <text:s/></text:p>
          </table:table-cell>
          <table:table-cell table:style-name="ce31" office:value-type="float" office:value="105478" calcext:value-type="float">
            <text:p><text:s/>105,47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2"/>
          <table:table-cell table:style-name="ce17"/>
          <table:table-cell table:style-name="ce22" office:value-type="float" office:value="139219623.281191" calcext:value-type="float">
            <text:p><text:s/>139,219,623 <text:s/></text:p>
          </table:table-cell>
          <table:table-cell table:style-name="ce28" office:value-type="float" office:value="42188313.7956089" calcext:value-type="float">
            <text:p><text:s/>42,188,314 <text:s/></text:p>
          </table:table-cell>
          <table:table-cell table:style-name="ce28" office:value-type="float" office:value="70705887.3658094" calcext:value-type="float">
            <text:p><text:s/>70,705,887 <text:s/></text:p>
          </table:table-cell>
          <table:table-cell table:style-name="ce28" office:value-type="float" office:value="317649.777777778" calcext:value-type="float">
            <text:p><text:s/>317,650 <text:s/></text:p>
          </table:table-cell>
          <table:table-cell table:style-name="ce28" office:value-type="float" office:value="11878735.0249207" calcext:value-type="float">
            <text:p><text:s/>11,878,735 <text:s/></text:p>
          </table:table-cell>
          <table:table-cell table:style-name="ce28" office:value-type="float" office:value="1729849.14877378" calcext:value-type="float">
            <text:p><text:s/>1,729,849 <text:s/></text:p>
          </table:table-cell>
          <table:table-cell table:style-name="ce28" office:value-type="float" office:value="11821644.0130667" calcext:value-type="float">
            <text:p><text:s/>11,821,644 <text:s/></text:p>
          </table:table-cell>
          <table:table-cell table:style-name="ce28" office:value-type="float" office:value="411376.716722222" calcext:value-type="float">
            <text:p><text:s/>411,37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27.433664444444" calcext:value-type="float">
            <text:p><text:s/>427 <text:s/></text:p>
          </table:table-cell>
          <table:table-cell table:style-name="ce28" office:value-type="float" office:value="56212.0048466667" calcext:value-type="float">
            <text:p><text:s/>56,212 <text:s/></text:p>
          </table:table-cell>
          <table:table-cell table:style-name="ce31" office:value-type="float" office:value="109528" calcext:value-type="float">
            <text:p><text:s/>109,52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2"/>
          <table:table-cell table:style-name="ce17"/>
          <table:table-cell table:style-name="ce22" office:value-type="float" office:value="136413146.890562" calcext:value-type="float">
            <text:p><text:s/>136,413,147 <text:s/></text:p>
          </table:table-cell>
          <table:table-cell table:style-name="ce28" office:value-type="float" office:value="38539204.7815822" calcext:value-type="float">
            <text:p><text:s/>38,539,205 <text:s/></text:p>
          </table:table-cell>
          <table:table-cell table:style-name="ce28" office:value-type="float" office:value="71740821.3630082" calcext:value-type="float">
            <text:p><text:s/>71,740,821 <text:s/></text:p>
          </table:table-cell>
          <table:table-cell table:style-name="ce28" office:value-type="float" office:value="311697.777777778" calcext:value-type="float">
            <text:p><text:s/>311,698 <text:s/></text:p>
          </table:table-cell>
          <table:table-cell table:style-name="ce28" office:value-type="float" office:value="11598852.5600362" calcext:value-type="float">
            <text:p><text:s/>11,598,853 <text:s/></text:p>
          </table:table-cell>
          <table:table-cell table:style-name="ce28" office:value-type="float" office:value="1638029.21233067" calcext:value-type="float">
            <text:p><text:s/>1,638,029 <text:s/></text:p>
          </table:table-cell>
          <table:table-cell table:style-name="ce28" office:value-type="float" office:value="12037151.2947556" calcext:value-type="float">
            <text:p><text:s/>12,037,151 <text:s/></text:p>
          </table:table-cell>
          <table:table-cell table:style-name="ce28" office:value-type="float" office:value="358169.760377778" calcext:value-type="float">
            <text:p><text:s/>358,170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70.753344444444" calcext:value-type="float">
            <text:p><text:s/>871 <text:s/></text:p>
          </table:table-cell>
          <table:table-cell table:style-name="ce28" office:value-type="float" office:value="75167.3873488889" calcext:value-type="float">
            <text:p><text:s/>75,167 <text:s/></text:p>
          </table:table-cell>
          <table:table-cell table:style-name="ce31" office:value-type="float" office:value="113182" calcext:value-type="float">
            <text:p><text:s/>113,18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2"/>
          <table:table-cell table:style-name="ce17"/>
          <table:table-cell table:style-name="ce22" office:value-type="float" office:value="143007832.312179" calcext:value-type="float">
            <text:p><text:s/>143,007,832 <text:s/></text:p>
          </table:table-cell>
          <table:table-cell table:style-name="ce28" office:value-type="float" office:value="42236246.828" calcext:value-type="float">
            <text:p><text:s/>42,236,247 <text:s/></text:p>
          </table:table-cell>
          <table:table-cell table:style-name="ce28" office:value-type="float" office:value="71606540.2387536" calcext:value-type="float">
            <text:p><text:s/>71,606,540 <text:s/></text:p>
          </table:table-cell>
          <table:table-cell table:style-name="ce28" office:value-type="float" office:value="263288.888888889" calcext:value-type="float">
            <text:p><text:s/>263,289 <text:s/></text:p>
          </table:table-cell>
          <table:table-cell table:style-name="ce28" office:value-type="float" office:value="14525826.0625283" calcext:value-type="float">
            <text:p><text:s/>14,525,826 <text:s/></text:p>
          </table:table-cell>
          <table:table-cell table:style-name="ce28" office:value-type="float" office:value="1706886.00013" calcext:value-type="float">
            <text:p><text:s/>1,706,886 <text:s/></text:p>
          </table:table-cell>
          <table:table-cell table:style-name="ce28" office:value-type="float" office:value="12053818.1994" calcext:value-type="float">
            <text:p><text:s/>12,053,818 <text:s/></text:p>
          </table:table-cell>
          <table:table-cell table:style-name="ce28" office:value-type="float" office:value="400769.680351111" calcext:value-type="float">
            <text:p><text:s/>400,770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076.13593777778" calcext:value-type="float">
            <text:p><text:s/>2,076 <text:s/></text:p>
          </table:table-cell>
          <table:table-cell table:style-name="ce28" office:value-type="float" office:value="98072.2781888889" calcext:value-type="float">
            <text:p><text:s/>98,072 <text:s/></text:p>
          </table:table-cell>
          <table:table-cell table:style-name="ce31" office:value-type="float" office:value="114308" calcext:value-type="float">
            <text:p><text:s/>114,30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2"/>
          <table:table-cell table:style-name="ce17"/>
          <table:table-cell table:style-name="ce22" office:value-type="float" office:value="138837885.975878" calcext:value-type="float">
            <text:p><text:s/>138,837,886 <text:s/></text:p>
          </table:table-cell>
          <table:table-cell table:style-name="ce28" office:value-type="float" office:value="44001433.6776" calcext:value-type="float">
            <text:p><text:s/>44,001,434 <text:s/></text:p>
          </table:table-cell>
          <table:table-cell table:style-name="ce28" office:value-type="float" office:value="64006936.1871766" calcext:value-type="float">
            <text:p><text:s/>64,006,936 <text:s/></text:p>
          </table:table-cell>
          <table:table-cell table:style-name="ce28" office:value-type="float" office:value="293472.888888889" calcext:value-type="float">
            <text:p><text:s/>293,473 <text:s/></text:p>
          </table:table-cell>
          <table:table-cell table:style-name="ce28" office:value-type="float" office:value="15964664.938831" calcext:value-type="float">
            <text:p><text:s/>15,964,665 <text:s/></text:p>
          </table:table-cell>
          <table:table-cell table:style-name="ce28" office:value-type="float" office:value="1732386.37973467" calcext:value-type="float">
            <text:p><text:s/>1,732,386 <text:s/></text:p>
          </table:table-cell>
          <table:table-cell table:style-name="ce28" office:value-type="float" office:value="12195063.8916444" calcext:value-type="float">
            <text:p><text:s/>12,195,064 <text:s/></text:p>
          </table:table-cell>
          <table:table-cell table:style-name="ce28" office:value-type="float" office:value="382196.087682222" calcext:value-type="float">
            <text:p><text:s/>382,19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888.37575777778" calcext:value-type="float">
            <text:p><text:s/>5,888 <text:s/></text:p>
          </table:table-cell>
          <table:table-cell table:style-name="ce28" office:value-type="float" office:value="142633.548562222" calcext:value-type="float">
            <text:p><text:s/>142,634 <text:s/></text:p>
          </table:table-cell>
          <table:table-cell table:style-name="ce31" office:value-type="float" office:value="113210" calcext:value-type="float">
            <text:p><text:s/>113,210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2"/>
          <table:table-cell table:style-name="ce17"/>
          <table:table-cell table:style-name="ce22" office:value-type="float" office:value="141610984.263898" calcext:value-type="float">
            <text:p><text:s/>141,610,984 <text:s/></text:p>
          </table:table-cell>
          <table:table-cell table:style-name="ce28" office:value-type="float" office:value="42535378.8980178" calcext:value-type="float">
            <text:p><text:s/>42,535,379 <text:s/></text:p>
          </table:table-cell>
          <table:table-cell table:style-name="ce28" office:value-type="float" office:value="67718925.4932566" calcext:value-type="float">
            <text:p><text:s/>67,718,925 <text:s/></text:p>
          </table:table-cell>
          <table:table-cell table:style-name="ce28" office:value-type="float" office:value="392932.444444444" calcext:value-type="float">
            <text:p><text:s/>392,932 <text:s/></text:p>
          </table:table-cell>
          <table:table-cell table:style-name="ce28" office:value-type="float" office:value="16694318.1150884" calcext:value-type="float">
            <text:p><text:s/>16,694,318 <text:s/></text:p>
          </table:table-cell>
          <table:table-cell table:style-name="ce28" office:value-type="float" office:value="1758951.90694656" calcext:value-type="float">
            <text:p><text:s/>1,758,952 <text:s/></text:p>
          </table:table-cell>
          <table:table-cell table:style-name="ce28" office:value-type="float" office:value="11704336.4287556" calcext:value-type="float">
            <text:p><text:s/>11,704,336 <text:s/></text:p>
          </table:table-cell>
          <table:table-cell table:style-name="ce28" office:value-type="float" office:value="541757.760813333" calcext:value-type="float">
            <text:p><text:s/>541,758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5276.4505177778" calcext:value-type="float">
            <text:p><text:s/>15,276 <text:s/></text:p>
          </table:table-cell>
          <table:table-cell table:style-name="ce28" office:value-type="float" office:value="135064.766057778" calcext:value-type="float">
            <text:p><text:s/>135,065 <text:s/></text:p>
          </table:table-cell>
          <table:table-cell table:style-name="ce31" office:value-type="float" office:value="114042" calcext:value-type="float">
            <text:p><text:s/>114,04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2"/>
          <table:table-cell table:style-name="ce17"/>
          <table:table-cell table:style-name="ce22" office:value-type="float" office:value="144069635.685392" calcext:value-type="float">
            <text:p><text:s/>144,069,636 <text:s/></text:p>
          </table:table-cell>
          <table:table-cell table:style-name="ce28" office:value-type="float" office:value="44043926.4580533" calcext:value-type="float">
            <text:p><text:s/>44,043,926 <text:s/></text:p>
          </table:table-cell>
          <table:table-cell table:style-name="ce28" office:value-type="float" office:value="68333673.9117121" calcext:value-type="float">
            <text:p><text:s/>68,333,674 <text:s/></text:p>
          </table:table-cell>
          <table:table-cell table:style-name="ce28" office:value-type="float" office:value="338726.222222222" calcext:value-type="float">
            <text:p><text:s/>338,726 <text:s/></text:p>
          </table:table-cell>
          <table:table-cell table:style-name="ce28" office:value-type="float" office:value="16713893.2306298" calcext:value-type="float">
            <text:p><text:s/>16,713,893 <text:s/></text:p>
          </table:table-cell>
          <table:table-cell table:style-name="ce28" office:value-type="float" office:value="1764108.23738822" calcext:value-type="float">
            <text:p><text:s/>1,764,108 <text:s/></text:p>
          </table:table-cell>
          <table:table-cell table:style-name="ce28" office:value-type="float" office:value="12056908.0177778" calcext:value-type="float">
            <text:p><text:s/>12,056,908 <text:s/></text:p>
          </table:table-cell>
          <table:table-cell table:style-name="ce28" office:value-type="float" office:value="518187.240006667" calcext:value-type="float">
            <text:p><text:s/>518,18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30682.5292177778" calcext:value-type="float">
            <text:p><text:s/>30,683 <text:s/></text:p>
          </table:table-cell>
          <table:table-cell table:style-name="ce28" office:value-type="float" office:value="156711.838384444" calcext:value-type="float">
            <text:p><text:s/>156,712 <text:s/></text:p>
          </table:table-cell>
          <table:table-cell table:style-name="ce31" office:value-type="float" office:value="112818" calcext:value-type="float">
            <text:p><text:s/>112,81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2"/>
          <table:table-cell table:style-name="ce17"/>
          <table:table-cell table:style-name="ce22" office:value-type="float" office:value="148531975.42942" calcext:value-type="float">
            <text:p><text:s/>148,531,975 <text:s/></text:p>
          </table:table-cell>
          <table:table-cell table:style-name="ce28" office:value-type="float" office:value="43940790.8065956" calcext:value-type="float">
            <text:p><text:s/>43,940,791 <text:s/></text:p>
          </table:table-cell>
          <table:table-cell table:style-name="ce28" office:value-type="float" office:value="71842091.0559078" calcext:value-type="float">
            <text:p><text:s/>71,842,091 <text:s/></text:p>
          </table:table-cell>
          <table:table-cell table:style-name="ce28" office:value-type="float" office:value="337205.333333333" calcext:value-type="float">
            <text:p><text:s/>337,205 <text:s/></text:p>
          </table:table-cell>
          <table:table-cell table:style-name="ce28" office:value-type="float" office:value="17689131.0013593" calcext:value-type="float">
            <text:p><text:s/>17,689,131 <text:s/></text:p>
          </table:table-cell>
          <table:table-cell table:style-name="ce28" office:value-type="float" office:value="1730141.55446822" calcext:value-type="float">
            <text:p><text:s/>1,730,142 <text:s/></text:p>
          </table:table-cell>
          <table:table-cell table:style-name="ce28" office:value-type="float" office:value="12273963.2055556" calcext:value-type="float">
            <text:p><text:s/>12,273,963 <text:s/></text:p>
          </table:table-cell>
          <table:table-cell table:style-name="ce28" office:value-type="float" office:value="412595.694386667" calcext:value-type="float">
            <text:p><text:s/>412,59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0526.1589933333" calcext:value-type="float">
            <text:p><text:s/>50,526 <text:s/></text:p>
          </table:table-cell>
          <table:table-cell table:style-name="ce28" office:value-type="float" office:value="143379.61882" calcext:value-type="float">
            <text:p><text:s/>143,380 <text:s/></text:p>
          </table:table-cell>
          <table:table-cell table:style-name="ce31" office:value-type="float" office:value="112151" calcext:value-type="float">
            <text:p><text:s/>112,151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2"/>
          <table:table-cell table:style-name="ce17"/>
          <table:table-cell table:style-name="ce22" office:value-type="float" office:value="146131626.456278" calcext:value-type="float">
            <text:p><text:s/>146,131,626 <text:s/></text:p>
          </table:table-cell>
          <table:table-cell table:style-name="ce28" office:value-type="float" office:value="43378586.3607822" calcext:value-type="float">
            <text:p><text:s/>43,378,586 <text:s/></text:p>
          </table:table-cell>
          <table:table-cell table:style-name="ce28" office:value-type="float" office:value="70401574.5346635" calcext:value-type="float">
            <text:p><text:s/>70,401,575 <text:s/></text:p>
          </table:table-cell>
          <table:table-cell table:style-name="ce28" office:value-type="float" office:value="332244.444444444" calcext:value-type="float">
            <text:p><text:s/>332,244 <text:s/></text:p>
          </table:table-cell>
          <table:table-cell table:style-name="ce28" office:value-type="float" office:value="18947738.1422746" calcext:value-type="float">
            <text:p><text:s/>18,947,738 <text:s/></text:p>
          </table:table-cell>
          <table:table-cell table:style-name="ce28" office:value-type="float" office:value="1743414.51918" calcext:value-type="float">
            <text:p><text:s/>1,743,415 <text:s/></text:p>
          </table:table-cell>
          <table:table-cell table:style-name="ce28" office:value-type="float" office:value="10560415.5870667" calcext:value-type="float">
            <text:p><text:s/>10,560,416 <text:s/></text:p>
          </table:table-cell>
          <table:table-cell table:style-name="ce28" office:value-type="float" office:value="427147.296388889" calcext:value-type="float">
            <text:p><text:s/>427,14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1247.8261422222" calcext:value-type="float">
            <text:p><text:s/>81,248 <text:s/></text:p>
          </table:table-cell>
          <table:table-cell table:style-name="ce28" office:value-type="float" office:value="145744.745335556" calcext:value-type="float">
            <text:p><text:s/>145,745 <text:s/></text:p>
          </table:table-cell>
          <table:table-cell table:style-name="ce31" office:value-type="float" office:value="113513" calcext:value-type="float">
            <text:p><text:s/>113,513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2"/>
          <table:table-cell table:style-name="ce17"/>
          <table:table-cell table:style-name="ce22" office:value-type="float" office:value="146628435.470846" calcext:value-type="float">
            <text:p><text:s/>146,628,435 <text:s/></text:p>
          </table:table-cell>
          <table:table-cell table:style-name="ce28" office:value-type="float" office:value="43037191.2501978" calcext:value-type="float">
            <text:p><text:s/>43,037,191 <text:s/></text:p>
          </table:table-cell>
          <table:table-cell table:style-name="ce28" office:value-type="float" office:value="71723111.698103" calcext:value-type="float">
            <text:p><text:s/>71,723,112 <text:s/></text:p>
          </table:table-cell>
          <table:table-cell table:style-name="ce28" office:value-type="float" office:value="285752" calcext:value-type="float">
            <text:p><text:s/>285,752 <text:s/></text:p>
          </table:table-cell>
          <table:table-cell table:style-name="ce28" office:value-type="float" office:value="19744250.1857725" calcext:value-type="float">
            <text:p><text:s/>19,744,250 <text:s/></text:p>
          </table:table-cell>
          <table:table-cell table:style-name="ce28" office:value-type="float" office:value="1686043.70787956" calcext:value-type="float">
            <text:p><text:s/>1,686,044 <text:s/></text:p>
          </table:table-cell>
          <table:table-cell table:style-name="ce28" office:value-type="float" office:value="9167723.43728889" calcext:value-type="float">
            <text:p><text:s/>9,167,723 <text:s/></text:p>
          </table:table-cell>
          <table:table-cell table:style-name="ce28" office:value-type="float" office:value="627039.459764444" calcext:value-type="float">
            <text:p><text:s/>627,03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5971.555444444" calcext:value-type="float">
            <text:p><text:s/>105,972 <text:s/></text:p>
          </table:table-cell>
          <table:table-cell table:style-name="ce28" office:value-type="float" office:value="139234.176395556" calcext:value-type="float">
            <text:p><text:s/>139,234 <text:s/></text:p>
          </table:table-cell>
          <table:table-cell table:style-name="ce31" office:value-type="float" office:value="112118" calcext:value-type="float">
            <text:p><text:s/>112,11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2"/>
          <table:table-cell table:style-name="ce17"/>
          <table:table-cell table:style-name="ce22" office:value-type="float" office:value="146572449.032909" calcext:value-type="float">
            <text:p><text:s/>146,572,449 <text:s/></text:p>
          </table:table-cell>
          <table:table-cell table:style-name="ce28" office:value-type="float" office:value="44246881.0390044" calcext:value-type="float">
            <text:p><text:s/>44,246,881 <text:s/></text:p>
          </table:table-cell>
          <table:table-cell table:style-name="ce28" office:value-type="float" office:value="71039003.729952" calcext:value-type="float">
            <text:p><text:s/>71,039,004 <text:s/></text:p>
          </table:table-cell>
          <table:table-cell table:style-name="ce28" office:value-type="float" office:value="236178.666666667" calcext:value-type="float">
            <text:p><text:s/>236,179 <text:s/></text:p>
          </table:table-cell>
          <table:table-cell table:style-name="ce28" office:value-type="float" office:value="21971771.4182148" calcext:value-type="float">
            <text:p><text:s/>21,971,771 <text:s/></text:p>
          </table:table-cell>
          <table:table-cell table:style-name="ce28" office:value-type="float" office:value="1621871.74191556" calcext:value-type="float">
            <text:p><text:s/>1,621,872 <text:s/></text:p>
          </table:table-cell>
          <table:table-cell table:style-name="ce28" office:value-type="float" office:value="6499228.14053333" calcext:value-type="float">
            <text:p><text:s/>6,499,228 <text:s/></text:p>
          </table:table-cell>
          <table:table-cell table:style-name="ce28" office:value-type="float" office:value="520473.41298" calcext:value-type="float">
            <text:p><text:s/>520,47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59334.392904444" calcext:value-type="float">
            <text:p><text:s/>159,334 <text:s/></text:p>
          </table:table-cell>
          <table:table-cell table:style-name="ce28" office:value-type="float" office:value="164590.490737778" calcext:value-type="float">
            <text:p><text:s/>164,590 <text:s/></text:p>
          </table:table-cell>
          <table:table-cell table:style-name="ce31" office:value-type="float" office:value="113116" calcext:value-type="float">
            <text:p><text:s/>113,116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2"/>
          <table:table-cell table:style-name="ce17"/>
          <table:table-cell table:style-name="ce22" office:value-type="float" office:value="148626910.426541" calcext:value-type="float">
            <text:p><text:s/>148,626,910 <text:s/></text:p>
          </table:table-cell>
          <table:table-cell table:style-name="ce28" office:value-type="float" office:value="43755211.5555111" calcext:value-type="float">
            <text:p><text:s/>43,755,212 <text:s/></text:p>
          </table:table-cell>
          <table:table-cell table:style-name="ce28" office:value-type="float" office:value="71605038.4466289" calcext:value-type="float">
            <text:p><text:s/>71,605,038 <text:s/></text:p>
          </table:table-cell>
          <table:table-cell table:style-name="ce28" office:value-type="float" office:value="175632.729777778" calcext:value-type="float">
            <text:p><text:s/>175,633 <text:s/></text:p>
          </table:table-cell>
          <table:table-cell table:style-name="ce28" office:value-type="float" office:value="22430784.5219755" calcext:value-type="float">
            <text:p><text:s/>22,430,785 <text:s/></text:p>
          </table:table-cell>
          <table:table-cell table:style-name="ce28" office:value-type="float" office:value="1689431.80011458" calcext:value-type="float">
            <text:p><text:s/>1,689,432 <text:s/></text:p>
          </table:table-cell>
          <table:table-cell table:style-name="ce28" office:value-type="float" office:value="8015594.70325333" calcext:value-type="float">
            <text:p><text:s/>8,015,595 <text:s/></text:p>
          </table:table-cell>
          <table:table-cell table:style-name="ce28" office:value-type="float" office:value="428240.263413333" calcext:value-type="float">
            <text:p><text:s/>428,240 <text:s/></text:p>
          </table:table-cell>
          <table:table-cell table:style-name="ce28" office:value-type="float" office:value="1.40753333333333" calcext:value-type="float">
            <text:p><text:s/>1 <text:s/></text:p>
          </table:table-cell>
          <table:table-cell table:style-name="ce28" office:value-type="float" office:value="259150.075037778" calcext:value-type="float">
            <text:p><text:s/>259,150 <text:s/></text:p>
          </table:table-cell>
          <table:table-cell table:style-name="ce28" office:value-type="float" office:value="163130.923295556" calcext:value-type="float">
            <text:p><text:s/>163,131 <text:s/></text:p>
          </table:table-cell>
          <table:table-cell table:style-name="ce31" office:value-type="float" office:value="104694" calcext:value-type="float">
            <text:p><text:s/>104,69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2"/>
          <table:table-cell table:style-name="ce17"/>
          <table:table-cell table:style-name="ce22" office:value-type="float" office:value="148400432.775645" calcext:value-type="float">
            <text:p><text:s/>148,400,433 <text:s/></text:p>
          </table:table-cell>
          <table:table-cell table:style-name="ce28" office:value-type="float" office:value="44303792.8523467" calcext:value-type="float">
            <text:p><text:s/>44,303,793 <text:s/></text:p>
          </table:table-cell>
          <table:table-cell table:style-name="ce28" office:value-type="float" office:value="69622635.5070843" calcext:value-type="float">
            <text:p><text:s/>69,622,636 <text:s/></text:p>
          </table:table-cell>
          <table:table-cell table:style-name="ce28" office:value-type="float" office:value="148642.554666667" calcext:value-type="float">
            <text:p><text:s/>148,643 <text:s/></text:p>
          </table:table-cell>
          <table:table-cell table:style-name="ce28" office:value-type="float" office:value="22073409.1352787" calcext:value-type="float">
            <text:p><text:s/>22,073,409 <text:s/></text:p>
          </table:table-cell>
          <table:table-cell table:style-name="ce28" office:value-type="float" office:value="1696500.3546526" calcext:value-type="float">
            <text:p><text:s/>1,696,500 <text:s/></text:p>
          </table:table-cell>
          <table:table-cell table:style-name="ce28" office:value-type="float" office:value="9359429.31022222" calcext:value-type="float">
            <text:p><text:s/>9,359,429 <text:s/></text:p>
          </table:table-cell>
          <table:table-cell table:style-name="ce28" office:value-type="float" office:value="529836.053908889" calcext:value-type="float">
            <text:p><text:s/>529,836 <text:s/></text:p>
          </table:table-cell>
          <table:table-cell table:style-name="ce28" office:value-type="float" office:value="723.077488888889" calcext:value-type="float">
            <text:p><text:s/>723 <text:s/></text:p>
          </table:table-cell>
          <table:table-cell table:style-name="ce28" office:value-type="float" office:value="383592.677515556" calcext:value-type="float">
            <text:p><text:s/>383,593 <text:s/></text:p>
          </table:table-cell>
          <table:table-cell table:style-name="ce28" office:value-type="float" office:value="180813.25248" calcext:value-type="float">
            <text:p><text:s/>180,813 <text:s/></text:p>
          </table:table-cell>
          <table:table-cell table:style-name="ce31" office:value-type="float" office:value="101058" calcext:value-type="float">
            <text:p><text:s/>101,05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22"/>
          <table:table-cell table:style-name="ce28" table:number-columns-repeated="10"/>
          <table:table-cell table:style-name="ce31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2" office:value-type="float" office:value="11731457.3534392" calcext:value-type="float">
            <text:p><text:s/>11,731,457 <text:s/></text:p>
          </table:table-cell>
          <table:table-cell table:style-name="ce28" office:value-type="float" office:value="3178435.73618667" calcext:value-type="float">
            <text:p><text:s/>3,178,436 <text:s/></text:p>
          </table:table-cell>
          <table:table-cell table:style-name="ce28" office:value-type="float" office:value="5658496.61190386" calcext:value-type="float">
            <text:p><text:s/>5,658,497 <text:s/></text:p>
          </table:table-cell>
          <table:table-cell table:style-name="ce28" office:value-type="float" office:value="8592.11733333333" calcext:value-type="float">
            <text:p><text:s/>8,592 <text:s/></text:p>
          </table:table-cell>
          <table:table-cell table:style-name="ce28" office:value-type="float" office:value="1800665.4100589" calcext:value-type="float">
            <text:p><text:s/>1,800,665 <text:s/></text:p>
          </table:table-cell>
          <table:table-cell table:style-name="ce28" office:value-type="float" office:value="149859.904471951" calcext:value-type="float">
            <text:p><text:s/>149,860 <text:s/></text:p>
          </table:table-cell>
          <table:table-cell table:style-name="ce28" office:value-type="float" office:value="861925.350044444" calcext:value-type="float">
            <text:p><text:s/>861,925 <text:s/></text:p>
          </table:table-cell>
          <table:table-cell table:style-name="ce28" office:value-type="float" office:value="18569.5415911111" calcext:value-type="float">
            <text:p><text:s/>18,570 <text:s/></text:p>
          </table:table-cell>
          <table:table-cell table:style-name="ce28" office:value-type="float" office:value="41.0239111111111" calcext:value-type="float">
            <text:p><text:s/>41 <text:s/></text:p>
          </table:table-cell>
          <table:table-cell table:style-name="ce28" office:value-type="float" office:value="28991.2101222222" calcext:value-type="float">
            <text:p><text:s/>28,991 <text:s/></text:p>
          </table:table-cell>
          <table:table-cell table:style-name="ce28" office:value-type="float" office:value="17652.4478155556" calcext:value-type="float">
            <text:p><text:s/>17,652 <text:s/></text:p>
          </table:table-cell>
          <table:table-cell table:style-name="ce31" office:value-type="float" office:value="8228" calcext:value-type="float">
            <text:p><text:s/>8,22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2" office:value-type="float" office:value="11819347.3870401" calcext:value-type="float">
            <text:p><text:s/>11,819,347 <text:s/></text:p>
          </table:table-cell>
          <table:table-cell table:style-name="ce28" office:value-type="float" office:value="2904699.14342222" calcext:value-type="float">
            <text:p><text:s/>2,904,699 <text:s/></text:p>
          </table:table-cell>
          <table:table-cell table:style-name="ce28" office:value-type="float" office:value="5986422.51167591" calcext:value-type="float">
            <text:p><text:s/>5,986,423 <text:s/></text:p>
          </table:table-cell>
          <table:table-cell table:style-name="ce28" office:value-type="float" office:value="7968.49511111111" calcext:value-type="float">
            <text:p><text:s/>7,968 <text:s/></text:p>
          </table:table-cell>
          <table:table-cell table:style-name="ce28" office:value-type="float" office:value="1954315.92206615" calcext:value-type="float">
            <text:p><text:s/>1,954,316 <text:s/></text:p>
          </table:table-cell>
          <table:table-cell table:style-name="ce28" office:value-type="float" office:value="139805.286351328" calcext:value-type="float">
            <text:p><text:s/>139,805 <text:s/></text:p>
          </table:table-cell>
          <table:table-cell table:style-name="ce28" office:value-type="float" office:value="735176.465168889" calcext:value-type="float">
            <text:p><text:s/>735,176 <text:s/></text:p>
          </table:table-cell>
          <table:table-cell table:style-name="ce28" office:value-type="float" office:value="22893.9995133333" calcext:value-type="float">
            <text:p><text:s/>22,894 <text:s/></text:p>
          </table:table-cell>
          <table:table-cell table:style-name="ce28" office:value-type="float" office:value="136.480088888889" calcext:value-type="float">
            <text:p><text:s/>136 <text:s/></text:p>
          </table:table-cell>
          <table:table-cell table:style-name="ce28" office:value-type="float" office:value="41572.2301977778" calcext:value-type="float">
            <text:p><text:s/>41,572 <text:s/></text:p>
          </table:table-cell>
          <table:table-cell table:style-name="ce28" office:value-type="float" office:value="18134.8534444444" calcext:value-type="float">
            <text:p><text:s/>18,135 <text:s/></text:p>
          </table:table-cell>
          <table:table-cell table:style-name="ce31" office:value-type="float" office:value="8222" calcext:value-type="float">
            <text:p><text:s/>8,22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2" office:value-type="float" office:value="11052075.93959" calcext:value-type="float">
            <text:p><text:s/>11,052,076 <text:s/></text:p>
          </table:table-cell>
          <table:table-cell table:style-name="ce28" office:value-type="float" office:value="2940202.44259556" calcext:value-type="float">
            <text:p><text:s/>2,940,202 <text:s/></text:p>
          </table:table-cell>
          <table:table-cell table:style-name="ce28" office:value-type="float" office:value="5334593.27025773" calcext:value-type="float">
            <text:p><text:s/>5,334,593 <text:s/></text:p>
          </table:table-cell>
          <table:table-cell table:style-name="ce28" office:value-type="float" office:value="7242.59288888889" calcext:value-type="float">
            <text:p><text:s/>7,243 <text:s/></text:p>
          </table:table-cell>
          <table:table-cell table:style-name="ce28" office:value-type="float" office:value="1876721.93203444" calcext:value-type="float">
            <text:p><text:s/>1,876,722 <text:s/></text:p>
          </table:table-cell>
          <table:table-cell table:style-name="ce28" office:value-type="float" office:value="140677.625796061" calcext:value-type="float">
            <text:p><text:s/>140,678 <text:s/></text:p>
          </table:table-cell>
          <table:table-cell table:style-name="ce28" office:value-type="float" office:value="645811.634782222" calcext:value-type="float">
            <text:p><text:s/>645,812 <text:s/></text:p>
          </table:table-cell>
          <table:table-cell table:style-name="ce28" office:value-type="float" office:value="23489.9383288889" calcext:value-type="float">
            <text:p><text:s/>23,490 <text:s/></text:p>
          </table:table-cell>
          <table:table-cell table:style-name="ce28" office:value-type="float" office:value="93.0500888888889" calcext:value-type="float">
            <text:p><text:s/>93 <text:s/></text:p>
          </table:table-cell>
          <table:table-cell table:style-name="ce28" office:value-type="float" office:value="44241.580624" calcext:value-type="float">
            <text:p><text:s/>44,242 <text:s/></text:p>
          </table:table-cell>
          <table:table-cell table:style-name="ce28" office:value-type="float" office:value="30757.8721933333" calcext:value-type="float">
            <text:p><text:s/>30,758 <text:s/></text:p>
          </table:table-cell>
          <table:table-cell table:style-name="ce31" office:value-type="float" office:value="8244" calcext:value-type="float">
            <text:p><text:s/>8,2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2" office:value-type="float" office:value="11591987.361967" calcext:value-type="float">
            <text:p><text:s/>11,591,987 <text:s/></text:p>
          </table:table-cell>
          <table:table-cell table:style-name="ce28" office:value-type="float" office:value="3489937.29718222" calcext:value-type="float">
            <text:p><text:s/>3,489,937 <text:s/></text:p>
          </table:table-cell>
          <table:table-cell table:style-name="ce28" office:value-type="float" office:value="5295077.02871985" calcext:value-type="float">
            <text:p><text:s/>5,295,077 <text:s/></text:p>
          </table:table-cell>
          <table:table-cell table:style-name="ce28" office:value-type="float" office:value="7733.58666666667" calcext:value-type="float">
            <text:p><text:s/>7,734 <text:s/></text:p>
          </table:table-cell>
          <table:table-cell table:style-name="ce28" office:value-type="float" office:value="1922031.24603534" calcext:value-type="float">
            <text:p><text:s/>1,922,031 <text:s/></text:p>
          </table:table-cell>
          <table:table-cell table:style-name="ce28" office:value-type="float" office:value="127187.323207329" calcext:value-type="float">
            <text:p><text:s/>127,187 <text:s/></text:p>
          </table:table-cell>
          <table:table-cell table:style-name="ce28" office:value-type="float" office:value="657076.660475556" calcext:value-type="float">
            <text:p><text:s/>657,077 <text:s/></text:p>
          </table:table-cell>
          <table:table-cell table:style-name="ce28" office:value-type="float" office:value="20862.43298" calcext:value-type="float">
            <text:p><text:s/>20,862 <text:s/></text:p>
          </table:table-cell>
          <table:table-cell table:style-name="ce28" office:value-type="float" office:value="417.379022222222" calcext:value-type="float">
            <text:p><text:s/>417 <text:s/></text:p>
          </table:table-cell>
          <table:table-cell table:style-name="ce28" office:value-type="float" office:value="46400.05558" calcext:value-type="float">
            <text:p><text:s/>46,400 <text:s/></text:p>
          </table:table-cell>
          <table:table-cell table:style-name="ce28" office:value-type="float" office:value="16970.3520977778" calcext:value-type="float">
            <text:p><text:s/>16,970 <text:s/></text:p>
          </table:table-cell>
          <table:table-cell table:style-name="ce31" office:value-type="float" office:value="8294" calcext:value-type="float">
            <text:p><text:s/>8,2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2" office:value-type="float" office:value="12075553.3047515" calcext:value-type="float">
            <text:p><text:s/>12,075,553 <text:s/></text:p>
          </table:table-cell>
          <table:table-cell table:style-name="ce28" office:value-type="float" office:value="4297371.15312889" calcext:value-type="float">
            <text:p><text:s/>4,297,371 <text:s/></text:p>
          </table:table-cell>
          <table:table-cell table:style-name="ce28" office:value-type="float" office:value="4986265.68526762" calcext:value-type="float">
            <text:p><text:s/>4,986,266 <text:s/></text:p>
          </table:table-cell>
          <table:table-cell table:style-name="ce28" office:value-type="float" office:value="8075.21866666667" calcext:value-type="float">
            <text:p><text:s/>8,075 <text:s/></text:p>
          </table:table-cell>
          <table:table-cell table:style-name="ce28" office:value-type="float" office:value="1902943.99818759" calcext:value-type="float">
            <text:p><text:s/>1,902,944 <text:s/></text:p>
          </table:table-cell>
          <table:table-cell table:style-name="ce28" office:value-type="float" office:value="127232.635058548" calcext:value-type="float">
            <text:p><text:s/>127,233 <text:s/></text:p>
          </table:table-cell>
          <table:table-cell table:style-name="ce28" office:value-type="float" office:value="657873.201748889" calcext:value-type="float">
            <text:p><text:s/>657,873 <text:s/></text:p>
          </table:table-cell>
          <table:table-cell table:style-name="ce28" office:value-type="float" office:value="29820.2582444444" calcext:value-type="float">
            <text:p><text:s/>29,820 <text:s/></text:p>
          </table:table-cell>
          <table:table-cell table:style-name="ce28" office:value-type="float" office:value="125.365066666667" calcext:value-type="float">
            <text:p><text:s/>125 <text:s/></text:p>
          </table:table-cell>
          <table:table-cell table:style-name="ce28" office:value-type="float" office:value="49433.8617177778" calcext:value-type="float">
            <text:p><text:s/>49,434 <text:s/></text:p>
          </table:table-cell>
          <table:table-cell table:style-name="ce28" office:value-type="float" office:value="8040.92766444444" calcext:value-type="float">
            <text:p><text:s/>8,041 <text:s/></text:p>
          </table:table-cell>
          <table:table-cell table:style-name="ce31" office:value-type="float" office:value="8371" calcext:value-type="float">
            <text:p><text:s/>8,3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2" office:value-type="float" office:value="12307903.4213853" calcext:value-type="float">
            <text:p><text:s/>12,307,903 <text:s/></text:p>
          </table:table-cell>
          <table:table-cell table:style-name="ce28" office:value-type="float" office:value="3883148.43688" calcext:value-type="float">
            <text:p><text:s/>3,883,148 <text:s/></text:p>
          </table:table-cell>
          <table:table-cell table:style-name="ce28" office:value-type="float" office:value="5204055.96572151" calcext:value-type="float">
            <text:p><text:s/>5,204,056 <text:s/></text:p>
          </table:table-cell>
          <table:table-cell table:style-name="ce28" office:value-type="float" office:value="8076.65155555556" calcext:value-type="float">
            <text:p><text:s/>8,077 <text:s/></text:p>
          </table:table-cell>
          <table:table-cell table:style-name="ce28" office:value-type="float" office:value="2136945.66742184" calcext:value-type="float">
            <text:p><text:s/>2,136,946 <text:s/></text:p>
          </table:table-cell>
          <table:table-cell table:style-name="ce28" office:value-type="float" office:value="140557.259895313" calcext:value-type="float">
            <text:p><text:s/>140,557 <text:s/></text:p>
          </table:table-cell>
          <table:table-cell table:style-name="ce28" office:value-type="float" office:value="825792.265317778" calcext:value-type="float">
            <text:p><text:s/>825,792 <text:s/></text:p>
          </table:table-cell>
          <table:table-cell table:style-name="ce28" office:value-type="float" office:value="34327.4158088889" calcext:value-type="float">
            <text:p><text:s/>34,327 <text:s/></text:p>
          </table:table-cell>
          <table:table-cell table:style-name="ce28" office:value-type="float" office:value="159.170711111111" calcext:value-type="float">
            <text:p><text:s/>159 <text:s/></text:p>
          </table:table-cell>
          <table:table-cell table:style-name="ce28" office:value-type="float" office:value="52119.27574" calcext:value-type="float">
            <text:p><text:s/>52,119 <text:s/></text:p>
          </table:table-cell>
          <table:table-cell table:style-name="ce28" office:value-type="float" office:value="14245.3123333333" calcext:value-type="float">
            <text:p><text:s/>14,245 <text:s/></text:p>
          </table:table-cell>
          <table:table-cell table:style-name="ce31" office:value-type="float" office:value="8476" calcext:value-type="float">
            <text:p><text:s/>8,47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2" office:value-type="float" office:value="11779123.6884498" calcext:value-type="float">
            <text:p><text:s/>11,779,124 <text:s/></text:p>
          </table:table-cell>
          <table:table-cell table:style-name="ce28" office:value-type="float" office:value="3564084.75290667" calcext:value-type="float">
            <text:p><text:s/>3,564,085 <text:s/></text:p>
          </table:table-cell>
          <table:table-cell table:style-name="ce28" office:value-type="float" office:value="5115584.09682088" calcext:value-type="float">
            <text:p><text:s/>5,115,584 <text:s/></text:p>
          </table:table-cell>
          <table:table-cell table:style-name="ce28" office:value-type="float" office:value="8021.34933333333" calcext:value-type="float">
            <text:p><text:s/>8,021 <text:s/></text:p>
          </table:table-cell>
          <table:table-cell table:style-name="ce28" office:value-type="float" office:value="1984959.71907567" calcext:value-type="float">
            <text:p><text:s/>1,984,960 <text:s/></text:p>
          </table:table-cell>
          <table:table-cell table:style-name="ce28" office:value-type="float" office:value="150744.888208763" calcext:value-type="float">
            <text:p><text:s/>150,745 <text:s/></text:p>
          </table:table-cell>
          <table:table-cell table:style-name="ce28" office:value-type="float" office:value="849141.480953333" calcext:value-type="float">
            <text:p><text:s/>849,141 <text:s/></text:p>
          </table:table-cell>
          <table:table-cell table:style-name="ce28" office:value-type="float" office:value="26606.2304111111" calcext:value-type="float">
            <text:p><text:s/>26,606 <text:s/></text:p>
          </table:table-cell>
          <table:table-cell table:style-name="ce28" office:value-type="float" office:value="157.795666666667" calcext:value-type="float">
            <text:p><text:s/>158 <text:s/></text:p>
          </table:table-cell>
          <table:table-cell table:style-name="ce28" office:value-type="float" office:value="61159.7845577778" calcext:value-type="float">
            <text:p><text:s/>61,160 <text:s/></text:p>
          </table:table-cell>
          <table:table-cell table:style-name="ce28" office:value-type="float" office:value="10055.5905155556" calcext:value-type="float">
            <text:p><text:s/>10,056 <text:s/></text:p>
          </table:table-cell>
          <table:table-cell table:style-name="ce31" office:value-type="float" office:value="8608" calcext:value-type="float">
            <text:p><text:s/>8,60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2" office:value-type="float" office:value="11339365.3524794" calcext:value-type="float">
            <text:p><text:s/>11,339,365 <text:s/></text:p>
          </table:table-cell>
          <table:table-cell table:style-name="ce28" office:value-type="float" office:value="4028367.89938667" calcext:value-type="float">
            <text:p><text:s/>4,028,368 <text:s/></text:p>
          </table:table-cell>
          <table:table-cell table:style-name="ce28" office:value-type="float" office:value="4213673.25402846" calcext:value-type="float">
            <text:p><text:s/>4,213,673 <text:s/></text:p>
          </table:table-cell>
          <table:table-cell table:style-name="ce28" office:value-type="float" office:value="7981.39911111111" calcext:value-type="float">
            <text:p><text:s/>7,981 <text:s/></text:p>
          </table:table-cell>
          <table:table-cell table:style-name="ce28" office:value-type="float" office:value="2012367.09379248" calcext:value-type="float">
            <text:p><text:s/>2,012,367 <text:s/></text:p>
          </table:table-cell>
          <table:table-cell table:style-name="ce28" office:value-type="float" office:value="141121.753035783" calcext:value-type="float">
            <text:p><text:s/>141,122 <text:s/></text:p>
          </table:table-cell>
          <table:table-cell table:style-name="ce28" office:value-type="float" office:value="844966.805044444" calcext:value-type="float">
            <text:p><text:s/>844,967 <text:s/></text:p>
          </table:table-cell>
          <table:table-cell table:style-name="ce28" office:value-type="float" office:value="19922.2268" calcext:value-type="float">
            <text:p><text:s/>19,922 <text:s/></text:p>
          </table:table-cell>
          <table:table-cell table:style-name="ce28" office:value-type="float" office:value="145.533977777778" calcext:value-type="float">
            <text:p><text:s/>146 <text:s/></text:p>
          </table:table-cell>
          <table:table-cell table:style-name="ce28" office:value-type="float" office:value="55643.0263048889" calcext:value-type="float">
            <text:p><text:s/>55,643 <text:s/></text:p>
          </table:table-cell>
          <table:table-cell table:style-name="ce28" office:value-type="float" office:value="6408.36099777778" calcext:value-type="float">
            <text:p><text:s/>6,408 <text:s/></text:p>
          </table:table-cell>
          <table:table-cell table:style-name="ce31" office:value-type="float" office:value="8768" calcext:value-type="float">
            <text:p><text:s/>8,76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2" office:value-type="float" office:value="11722775.2865757" calcext:value-type="float">
            <text:p><text:s/>11,722,775 <text:s/></text:p>
          </table:table-cell>
          <table:table-cell table:style-name="ce28" office:value-type="float" office:value="4040197.13888" calcext:value-type="float">
            <text:p><text:s/>4,040,197 <text:s/></text:p>
          </table:table-cell>
          <table:table-cell table:style-name="ce28" office:value-type="float" office:value="4675069.8040809" calcext:value-type="float">
            <text:p><text:s/>4,675,070 <text:s/></text:p>
          </table:table-cell>
          <table:table-cell table:style-name="ce28" office:value-type="float" office:value="8000.57333333333" calcext:value-type="float">
            <text:p><text:s/>8,001 <text:s/></text:p>
          </table:table-cell>
          <table:table-cell table:style-name="ce28" office:value-type="float" office:value="1967626.09152696" calcext:value-type="float">
            <text:p><text:s/>1,967,626 <text:s/></text:p>
          </table:table-cell>
          <table:table-cell table:style-name="ce28" office:value-type="float" office:value="135405.431316763" calcext:value-type="float">
            <text:p><text:s/>135,405 <text:s/></text:p>
          </table:table-cell>
          <table:table-cell table:style-name="ce28" office:value-type="float" office:value="803206.445531111" calcext:value-type="float">
            <text:p><text:s/>803,206 <text:s/></text:p>
          </table:table-cell>
          <table:table-cell table:style-name="ce28" office:value-type="float" office:value="21406.7348155556" calcext:value-type="float">
            <text:p><text:s/>21,407 <text:s/></text:p>
          </table:table-cell>
          <table:table-cell table:style-name="ce28" office:value-type="float" office:value="170.285733333333" calcext:value-type="float">
            <text:p><text:s/>170 <text:s/></text:p>
          </table:table-cell>
          <table:table-cell table:style-name="ce28" office:value-type="float" office:value="52235.4549555556" calcext:value-type="float">
            <text:p><text:s/>52,235 <text:s/></text:p>
          </table:table-cell>
          <table:table-cell table:style-name="ce28" office:value-type="float" office:value="10502.3264022222" calcext:value-type="float">
            <text:p><text:s/>10,502 <text:s/></text:p>
          </table:table-cell>
          <table:table-cell table:style-name="ce31" office:value-type="float" office:value="8955" calcext:value-type="float">
            <text:p><text:s/>8,955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2" office:value-type="float" office:value="10592218.4009547" calcext:value-type="float">
            <text:p><text:s/>10,592,218 <text:s/></text:p>
          </table:table-cell>
          <table:table-cell table:style-name="ce28" office:value-type="float" office:value="3078484.72612444" calcext:value-type="float">
            <text:p><text:s/>3,078,485 <text:s/></text:p>
          </table:table-cell>
          <table:table-cell table:style-name="ce28" office:value-type="float" office:value="4393496.30512751" calcext:value-type="float">
            <text:p><text:s/>4,393,496 <text:s/></text:p>
          </table:table-cell>
          <table:table-cell table:style-name="ce28" office:value-type="float" office:value="7664.67111111111" calcext:value-type="float">
            <text:p><text:s/>7,665 <text:s/></text:p>
          </table:table-cell>
          <table:table-cell table:style-name="ce28" office:value-type="float" office:value="1994727.89850476" calcext:value-type="float">
            <text:p><text:s/>1,994,728 <text:s/></text:p>
          </table:table-cell>
          <table:table-cell table:style-name="ce28" office:value-type="float" office:value="132148.223908682" calcext:value-type="float">
            <text:p><text:s/>132,148 <text:s/></text:p>
          </table:table-cell>
          <table:table-cell table:style-name="ce28" office:value-type="float" office:value="855324.134877778" calcext:value-type="float">
            <text:p><text:s/>855,324 <text:s/></text:p>
          </table:table-cell>
          <table:table-cell table:style-name="ce28" office:value-type="float" office:value="29027.5154044445" calcext:value-type="float">
            <text:p><text:s/>29,028 <text:s/></text:p>
          </table:table-cell>
          <table:table-cell table:style-name="ce28" office:value-type="float" office:value="183.8078" calcext:value-type="float">
            <text:p><text:s/>184 <text:s/></text:p>
          </table:table-cell>
          <table:table-cell table:style-name="ce28" office:value-type="float" office:value="57024.2079004444" calcext:value-type="float">
            <text:p><text:s/>57,024 <text:s/></text:p>
          </table:table-cell>
          <table:table-cell table:style-name="ce28" office:value-type="float" office:value="34965.9101955556" calcext:value-type="float">
            <text:p><text:s/>34,966 <text:s/></text:p>
          </table:table-cell>
          <table:table-cell table:style-name="ce31" office:value-type="float" office:value="9171" calcext:value-type="float">
            <text:p><text:s/>9,1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2" office:value-type="float" office:value="11760627.9315377" calcext:value-type="float">
            <text:p><text:s/>11,760,628 <text:s/></text:p>
          </table:table-cell>
          <table:table-cell table:style-name="ce28" office:value-type="float" office:value="3515830.55964444" calcext:value-type="float">
            <text:p><text:s/>3,515,831 <text:s/></text:p>
          </table:table-cell>
          <table:table-cell table:style-name="ce28" office:value-type="float" office:value="5305687.85111573" calcext:value-type="float">
            <text:p><text:s/>5,305,688 <text:s/></text:p>
          </table:table-cell>
          <table:table-cell table:style-name="ce28" office:value-type="float" office:value="6830.52888888889" calcext:value-type="float">
            <text:p><text:s/>6,831 <text:s/></text:p>
          </table:table-cell>
          <table:table-cell table:style-name="ce28" office:value-type="float" office:value="1927301.55686452" calcext:value-type="float">
            <text:p><text:s/>1,927,302 <text:s/></text:p>
          </table:table-cell>
          <table:table-cell table:style-name="ce28" office:value-type="float" office:value="130736.210633248" calcext:value-type="float">
            <text:p><text:s/>130,736 <text:s/></text:p>
          </table:table-cell>
          <table:table-cell table:style-name="ce28" office:value-type="float" office:value="760725.619675556" calcext:value-type="float">
            <text:p><text:s/>760,726 <text:s/></text:p>
          </table:table-cell>
          <table:table-cell table:style-name="ce28" office:value-type="float" office:value="19484.6684511111" calcext:value-type="float">
            <text:p><text:s/>19,485 <text:s/></text:p>
          </table:table-cell>
          <table:table-cell table:style-name="ce28" office:value-type="float" office:value="135.793044444444" calcext:value-type="float">
            <text:p><text:s/>136 <text:s/></text:p>
          </table:table-cell>
          <table:table-cell table:style-name="ce28" office:value-type="float" office:value="55659.9172686667" calcext:value-type="float">
            <text:p><text:s/>55,660 <text:s/></text:p>
          </table:table-cell>
          <table:table-cell table:style-name="ce28" office:value-type="float" office:value="28822.2259511111" calcext:value-type="float">
            <text:p><text:s/>28,822 <text:s/></text:p>
          </table:table-cell>
          <table:table-cell table:style-name="ce31" office:value-type="float" office:value="9413" calcext:value-type="float">
            <text:p><text:s/>9,413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2" office:value-type="float" office:value="127772435.42817" calcext:value-type="float">
            <text:p><text:s/>127,772,435 <text:s/></text:p>
          </table:table-cell>
          <table:table-cell table:style-name="ce28" office:value-type="float" office:value="38920759.2863378" calcext:value-type="float">
            <text:p><text:s/>38,920,759 <text:s/></text:p>
          </table:table-cell>
          <table:table-cell table:style-name="ce28" office:value-type="float" office:value="56168422.38472" calcext:value-type="float">
            <text:p><text:s/>56,168,422 <text:s/></text:p>
          </table:table-cell>
          <table:table-cell table:style-name="ce28" office:value-type="float" office:value="86187.184" calcext:value-type="float">
            <text:p><text:s/>86,187 <text:s/></text:p>
          </table:table-cell>
          <table:table-cell table:style-name="ce28" office:value-type="float" office:value="21480606.5355686" calcext:value-type="float">
            <text:p><text:s/>21,480,607 <text:s/></text:p>
          </table:table-cell>
          <table:table-cell table:style-name="ce28" office:value-type="float" office:value="1515476.54188377" calcext:value-type="float">
            <text:p><text:s/>1,515,477 <text:s/></text:p>
          </table:table-cell>
          <table:table-cell table:style-name="ce28" office:value-type="float" office:value="8497020.06362" calcext:value-type="float">
            <text:p><text:s/>8,497,020 <text:s/></text:p>
          </table:table-cell>
          <table:table-cell table:style-name="ce28" office:value-type="float" office:value="266410.962348889" calcext:value-type="float">
            <text:p><text:s/>266,411 <text:s/></text:p>
          </table:table-cell>
          <table:table-cell table:style-name="ce28" office:value-type="float" office:value="1765.68511111111" calcext:value-type="float">
            <text:p><text:s/>1,766 <text:s/></text:p>
          </table:table-cell>
          <table:table-cell table:style-name="ce28" office:value-type="float" office:value="544480.604969111" calcext:value-type="float">
            <text:p><text:s/>544,481 <text:s/></text:p>
          </table:table-cell>
          <table:table-cell table:style-name="ce28" office:value-type="float" office:value="196556.179611111" calcext:value-type="float">
            <text:p><text:s/>196,556 <text:s/></text:p>
          </table:table-cell>
          <table:table-cell table:style-name="ce31" office:value-type="float" office:value="94750" calcext:value-type="float">
            <text:p><text:s/>94,750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2月</text:p>
          </table:table-cell>
          <table:table-cell table:style-name="ce17"/>
          <table:table-cell table:style-name="ce22" office:value-type="float" office:value="10708137.2959374" calcext:value-type="float">
            <text:p><text:s/>10,708,137 <text:s/></text:p>
          </table:table-cell>
          <table:table-cell table:style-name="ce28" office:value-type="float" office:value="2623699.36430222" calcext:value-type="float">
            <text:p><text:s/>2,623,699 <text:s/></text:p>
          </table:table-cell>
          <table:table-cell table:style-name="ce28" office:value-type="float" office:value="5003698.22040377" calcext:value-type="float">
            <text:p><text:s/>5,003,698 <text:s/></text:p>
          </table:table-cell>
          <table:table-cell table:style-name="ce28" office:value-type="float" office:value="7448.37244444444" calcext:value-type="float">
            <text:p><text:s/>7,448 <text:s/></text:p>
          </table:table-cell>
          <table:table-cell table:style-name="ce28" office:value-type="float" office:value="2199963.91481649" calcext:value-type="float">
            <text:p><text:s/>2,199,964 <text:s/></text:p>
          </table:table-cell>
          <table:table-cell table:style-name="ce28" office:value-type="float" office:value="160914.630767567" calcext:value-type="float">
            <text:p><text:s/>160,915 <text:s/></text:p>
          </table:table-cell>
          <table:table-cell table:style-name="ce28" office:value-type="float" office:value="606677.552844444" calcext:value-type="float">
            <text:p><text:s/>606,678 <text:s/></text:p>
          </table:table-cell>
          <table:table-cell table:style-name="ce28" office:value-type="float" office:value="22085.8116466667" calcext:value-type="float">
            <text:p><text:s/>22,086 <text:s/></text:p>
          </table:table-cell>
          <table:table-cell table:style-name="ce28" office:value-type="float" office:value="61.0781555555556" calcext:value-type="float">
            <text:p><text:s/>61 <text:s/></text:p>
          </table:table-cell>
          <table:table-cell table:style-name="ce28" office:value-type="float" office:value="37961.9708473333" calcext:value-type="float">
            <text:p><text:s/>37,962 <text:s/></text:p>
          </table:table-cell>
          <table:table-cell table:style-name="ce28" office:value-type="float" office:value="35942.3797088889" calcext:value-type="float">
            <text:p><text:s/>35,942 <text:s/></text:p>
          </table:table-cell>
          <table:table-cell table:style-name="ce31" office:value-type="float" office:value="9684" calcext:value-type="float">
            <text:p><text:s/>9,68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 - 12月</text:p>
          </table:table-cell>
          <table:table-cell table:style-name="ce17"/>
          <table:table-cell table:style-name="ce22" office:value-type="float" office:value="138480572.724108" calcext:value-type="float">
            <text:p><text:s/>138,480,573 <text:s/></text:p>
          </table:table-cell>
          <table:table-cell table:style-name="ce28" office:value-type="float" office:value="41544458.65064" calcext:value-type="float">
            <text:p><text:s/>41,544,459 <text:s/></text:p>
          </table:table-cell>
          <table:table-cell table:style-name="ce28" office:value-type="float" office:value="61172120.6051237" calcext:value-type="float">
            <text:p><text:s/>61,172,121 <text:s/></text:p>
          </table:table-cell>
          <table:table-cell table:style-name="ce28" office:value-type="float" office:value="93635.5564444444" calcext:value-type="float">
            <text:p><text:s/>93,636 <text:s/></text:p>
          </table:table-cell>
          <table:table-cell table:style-name="ce28" office:value-type="float" office:value="23680570.4503851" calcext:value-type="float">
            <text:p><text:s/>23,680,570 <text:s/></text:p>
          </table:table-cell>
          <table:table-cell table:style-name="ce28" office:value-type="float" office:value="1676391.17265134" calcext:value-type="float">
            <text:p><text:s/>1,676,391 <text:s/></text:p>
          </table:table-cell>
          <table:table-cell table:style-name="ce28" office:value-type="float" office:value="9103697.61646445" calcext:value-type="float">
            <text:p><text:s/>9,103,698 <text:s/></text:p>
          </table:table-cell>
          <table:table-cell table:style-name="ce28" office:value-type="float" office:value="288496.773995555" calcext:value-type="float">
            <text:p><text:s/>288,497 <text:s/></text:p>
          </table:table-cell>
          <table:table-cell table:style-name="ce28" office:value-type="float" office:value="1826.76326666667" calcext:value-type="float">
            <text:p><text:s/>1,827 <text:s/></text:p>
          </table:table-cell>
          <table:table-cell table:style-name="ce28" office:value-type="float" office:value="582442.575816445" calcext:value-type="float">
            <text:p><text:s/>582,443 <text:s/></text:p>
          </table:table-cell>
          <table:table-cell table:style-name="ce28" office:value-type="float" office:value="232498.55932" calcext:value-type="float">
            <text:p><text:s/>232,499 <text:s/></text:p>
          </table:table-cell>
          <table:table-cell table:style-name="ce31" office:value-type="float" office:value="104434" calcext:value-type="float">
            <text:p><text:s/>104,43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22"/>
          <table:table-cell table:style-name="ce28" table:number-columns-repeated="10"/>
          <table:table-cell table:style-name="ce31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2" office:value-type="float" office:value="11473857.2681799" calcext:value-type="float">
            <text:p><text:s/>11,473,857 <text:s/></text:p>
          </table:table-cell>
          <table:table-cell table:style-name="ce28" office:value-type="float" office:value="3148541.04773333" calcext:value-type="float">
            <text:p><text:s/>3,148,541 <text:s/></text:p>
          </table:table-cell>
          <table:table-cell table:style-name="ce28" office:value-type="float" office:value="5235927.22627791" calcext:value-type="float">
            <text:p><text:s/>5,235,927 <text:s/></text:p>
          </table:table-cell>
          <table:table-cell table:style-name="ce28" office:value-type="float" office:value="7897.90755555556" calcext:value-type="float">
            <text:p><text:s/>7,898 <text:s/></text:p>
          </table:table-cell>
          <table:table-cell table:style-name="ce28" office:value-type="float" office:value="2017127.71595831" calcext:value-type="float">
            <text:p><text:s/>2,017,128 <text:s/></text:p>
          </table:table-cell>
          <table:table-cell table:style-name="ce28" office:value-type="float" office:value="154212.711841417" calcext:value-type="float">
            <text:p><text:s/>154,213 <text:s/></text:p>
          </table:table-cell>
          <table:table-cell table:style-name="ce28" office:value-type="float" office:value="817361.768451111" calcext:value-type="float">
            <text:p><text:s/>817,362 <text:s/></text:p>
          </table:table-cell>
          <table:table-cell table:style-name="ce28" office:value-type="float" office:value="20873.7156066667" calcext:value-type="float">
            <text:p><text:s/>20,87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38261.4117533333" calcext:value-type="float">
            <text:p><text:s/>38,261 <text:s/></text:p>
          </table:table-cell>
          <table:table-cell table:style-name="ce28" office:value-type="float" office:value="25431.7630022222" calcext:value-type="float">
            <text:p><text:s/>25,432 <text:s/></text:p>
          </table:table-cell>
          <table:table-cell table:style-name="ce31" office:value-type="float" office:value="8222" calcext:value-type="float">
            <text:p><text:s/>8,22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2" office:value-type="float" office:value="9850401.06374822" calcext:value-type="float">
            <text:p><text:s/>9,850,401 <text:s/></text:p>
          </table:table-cell>
          <table:table-cell table:style-name="ce28" office:value-type="float" office:value="3107399.70610667" calcext:value-type="float">
            <text:p><text:s/>3,107,400 <text:s/></text:p>
          </table:table-cell>
          <table:table-cell table:style-name="ce28" office:value-type="float" office:value="3908707.02647434" calcext:value-type="float">
            <text:p><text:s/>3,908,707 <text:s/></text:p>
          </table:table-cell>
          <table:table-cell table:style-name="ce28" office:value-type="float" office:value="7649.49511111111" calcext:value-type="float">
            <text:p><text:s/>7,649 <text:s/></text:p>
          </table:table-cell>
          <table:table-cell table:style-name="ce28" office:value-type="float" office:value="1834758.14457635" calcext:value-type="float">
            <text:p><text:s/>1,834,758 <text:s/></text:p>
          </table:table-cell>
          <table:table-cell table:style-name="ce28" office:value-type="float" office:value="134186.012681973" calcext:value-type="float">
            <text:p><text:s/>134,186 <text:s/></text:p>
          </table:table-cell>
          <table:table-cell table:style-name="ce28" office:value-type="float" office:value="777405.302406667" calcext:value-type="float">
            <text:p><text:s/>777,405 <text:s/></text:p>
          </table:table-cell>
          <table:table-cell table:style-name="ce28" office:value-type="float" office:value="17416.1673066667" calcext:value-type="float">
            <text:p><text:s/>17,41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38599.9000133333" calcext:value-type="float">
            <text:p><text:s/>38,600 <text:s/></text:p>
          </table:table-cell>
          <table:table-cell table:style-name="ce28" office:value-type="float" office:value="16035.3090711111" calcext:value-type="float">
            <text:p><text:s/>16,035 <text:s/></text:p>
          </table:table-cell>
          <table:table-cell table:style-name="ce31" office:value-type="float" office:value="8244" calcext:value-type="float">
            <text:p><text:s/>8,2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2" office:value-type="float" office:value="12252077.3880107" calcext:value-type="float">
            <text:p><text:s/>12,252,077 <text:s/></text:p>
          </table:table-cell>
          <table:table-cell table:style-name="ce28" office:value-type="float" office:value="3353307.48628445" calcext:value-type="float">
            <text:p><text:s/>3,353,307 <text:s/></text:p>
          </table:table-cell>
          <table:table-cell table:style-name="ce28" office:value-type="float" office:value="5859631.94913729" calcext:value-type="float">
            <text:p><text:s/>5,859,632 <text:s/></text:p>
          </table:table-cell>
          <table:table-cell table:style-name="ce28" office:value-type="float" office:value="8075.336" calcext:value-type="float">
            <text:p><text:s/>8,075 <text:s/></text:p>
          </table:table-cell>
          <table:table-cell table:style-name="ce28" office:value-type="float" office:value="1949894.90892614" calcext:value-type="float">
            <text:p><text:s/>1,949,895 <text:s/></text:p>
          </table:table-cell>
          <table:table-cell table:style-name="ce28" office:value-type="float" office:value="137638.789525042" calcext:value-type="float">
            <text:p><text:s/>137,639 <text:s/></text:p>
          </table:table-cell>
          <table:table-cell table:style-name="ce28" office:value-type="float" office:value="849480.26964" calcext:value-type="float">
            <text:p><text:s/>849,480 <text:s/></text:p>
          </table:table-cell>
          <table:table-cell table:style-name="ce28" office:value-type="float" office:value="15742.7545577778" calcext:value-type="float">
            <text:p><text:s/>15,743 <text:s/></text:p>
          </table:table-cell>
          <table:table-cell table:style-name="ce28" office:value-type="float" office:value="7.10455555555556" calcext:value-type="float">
            <text:p><text:s/>7 <text:s/></text:p>
          </table:table-cell>
          <table:table-cell table:style-name="ce28" office:value-type="float" office:value="52721.11664" calcext:value-type="float">
            <text:p><text:s/>52,721 <text:s/></text:p>
          </table:table-cell>
          <table:table-cell table:style-name="ce28" office:value-type="float" office:value="17283.6727444444" calcext:value-type="float">
            <text:p><text:s/>17,284 <text:s/></text:p>
          </table:table-cell>
          <table:table-cell table:style-name="ce31" office:value-type="float" office:value="8294" calcext:value-type="float">
            <text:p><text:s/>8,2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2" office:value-type="float" office:value="11384167.4465383" calcext:value-type="float">
            <text:p><text:s/>11,384,167 <text:s/></text:p>
          </table:table-cell>
          <table:table-cell table:style-name="ce28" office:value-type="float" office:value="3671656.23148444" calcext:value-type="float">
            <text:p><text:s/>3,671,656 <text:s/></text:p>
          </table:table-cell>
          <table:table-cell table:style-name="ce28" office:value-type="float" office:value="4831066.69444598" calcext:value-type="float">
            <text:p><text:s/>4,831,067 <text:s/></text:p>
          </table:table-cell>
          <table:table-cell table:style-name="ce28" office:value-type="float" office:value="8312.08711111111" calcext:value-type="float">
            <text:p><text:s/>8,312 <text:s/></text:p>
          </table:table-cell>
          <table:table-cell table:style-name="ce28" office:value-type="float" office:value="1987721.36242864" calcext:value-type="float">
            <text:p><text:s/>1,987,721 <text:s/></text:p>
          </table:table-cell>
          <table:table-cell table:style-name="ce28" office:value-type="float" office:value="129515.956875444" calcext:value-type="float">
            <text:p><text:s/>129,516 <text:s/></text:p>
          </table:table-cell>
          <table:table-cell table:style-name="ce28" office:value-type="float" office:value="655003.072066667" calcext:value-type="float">
            <text:p><text:s/>655,003 <text:s/></text:p>
          </table:table-cell>
          <table:table-cell table:style-name="ce28" office:value-type="float" office:value="13118.8699044444" calcext:value-type="float">
            <text:p><text:s/>13,11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2574.1305349556" calcext:value-type="float">
            <text:p><text:s/>62,574 <text:s/></text:p>
          </table:table-cell>
          <table:table-cell table:style-name="ce28" office:value-type="float" office:value="16828.0416866667" calcext:value-type="float">
            <text:p><text:s/>16,828 <text:s/></text:p>
          </table:table-cell>
          <table:table-cell table:style-name="ce31" office:value-type="float" office:value="8371" calcext:value-type="float">
            <text:p><text:s/>8,3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2" office:value-type="float" office:value="13481615.2433681" calcext:value-type="float">
            <text:p><text:s/>13,481,615 <text:s/></text:p>
          </table:table-cell>
          <table:table-cell table:style-name="ce28" office:value-type="float" office:value="4409366.41469333" calcext:value-type="float">
            <text:p><text:s/>4,409,366 <text:s/></text:p>
          </table:table-cell>
          <table:table-cell table:style-name="ce28" office:value-type="float" office:value="5699427.4443876" calcext:value-type="float">
            <text:p><text:s/>5,699,427 <text:s/></text:p>
          </table:table-cell>
          <table:table-cell table:style-name="ce28" office:value-type="float" office:value="8659.07822222222" calcext:value-type="float">
            <text:p><text:s/>8,659 <text:s/></text:p>
          </table:table-cell>
          <table:table-cell table:style-name="ce28" office:value-type="float" office:value="2424767.66734934" calcext:value-type="float">
            <text:p><text:s/>2,424,768 <text:s/></text:p>
          </table:table-cell>
          <table:table-cell table:style-name="ce28" office:value-type="float" office:value="137932.556760023" calcext:value-type="float">
            <text:p><text:s/>137,933 <text:s/></text:p>
          </table:table-cell>
          <table:table-cell table:style-name="ce28" office:value-type="float" office:value="694522.888333333" calcext:value-type="float">
            <text:p><text:s/>694,523 <text:s/></text:p>
          </table:table-cell>
          <table:table-cell table:style-name="ce28" office:value-type="float" office:value="14171.7914111111" calcext:value-type="float">
            <text:p><text:s/>14,17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4646.6909844444" calcext:value-type="float">
            <text:p><text:s/>74,647 <text:s/></text:p>
          </table:table-cell>
          <table:table-cell table:style-name="ce28" office:value-type="float" office:value="9726.71122666667" calcext:value-type="float">
            <text:p><text:s/>9,727 <text:s/></text:p>
          </table:table-cell>
          <table:table-cell table:style-name="ce31" office:value-type="float" office:value="8394" calcext:value-type="float">
            <text:p><text:s/>8,3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2" office:value-type="float" office:value="11087585.7580737" calcext:value-type="float">
            <text:p><text:s/>11,087,586 <text:s/></text:p>
          </table:table-cell>
          <table:table-cell table:style-name="ce28" office:value-type="float" office:value="3396793.31060444" calcext:value-type="float">
            <text:p><text:s/>3,396,793 <text:s/></text:p>
          </table:table-cell>
          <table:table-cell table:style-name="ce28" office:value-type="float" office:value="4600354.89696207" calcext:value-type="float">
            <text:p><text:s/>4,600,355 <text:s/></text:p>
          </table:table-cell>
          <table:table-cell table:style-name="ce28" office:value-type="float" office:value="8407.05066666667" calcext:value-type="float">
            <text:p><text:s/>8,407 <text:s/></text:p>
          </table:table-cell>
          <table:table-cell table:style-name="ce28" office:value-type="float" office:value="2035919.01585863" calcext:value-type="float">
            <text:p><text:s/>2,035,919 <text:s/></text:p>
          </table:table-cell>
          <table:table-cell table:style-name="ce28" office:value-type="float" office:value="146865.994752479" calcext:value-type="float">
            <text:p><text:s/>146,866 <text:s/></text:p>
          </table:table-cell>
          <table:table-cell table:style-name="ce28" office:value-type="float" office:value="788643.503673333" calcext:value-type="float">
            <text:p><text:s/>788,644 <text:s/></text:p>
          </table:table-cell>
          <table:table-cell table:style-name="ce28" office:value-type="float" office:value="28045.6403133333" calcext:value-type="float">
            <text:p><text:s/>28,04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4082.4694916444" calcext:value-type="float">
            <text:p><text:s/>64,082 <text:s/></text:p>
          </table:table-cell>
          <table:table-cell table:style-name="ce28" office:value-type="float" office:value="10029.8757511111" calcext:value-type="float">
            <text:p><text:s/>10,030 <text:s/></text:p>
          </table:table-cell>
          <table:table-cell table:style-name="ce31" office:value-type="float" office:value="8444" calcext:value-type="float">
            <text:p><text:s/>8,44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2" office:value-type="float" office:value="13047710.3910451" calcext:value-type="float">
            <text:p><text:s/>13,047,710 <text:s/></text:p>
          </table:table-cell>
          <table:table-cell table:style-name="ce28" office:value-type="float" office:value="4190752.7996" calcext:value-type="float">
            <text:p><text:s/>4,190,753 <text:s/></text:p>
          </table:table-cell>
          <table:table-cell table:style-name="ce28" office:value-type="float" office:value="5603003.21493892" calcext:value-type="float">
            <text:p><text:s/>5,603,003 <text:s/></text:p>
          </table:table-cell>
          <table:table-cell table:style-name="ce28" office:value-type="float" office:value="8625.45422222222" calcext:value-type="float">
            <text:p><text:s/>8,625 <text:s/></text:p>
          </table:table-cell>
          <table:table-cell table:style-name="ce28" office:value-type="float" office:value="2340083.6660444" calcext:value-type="float">
            <text:p><text:s/>2,340,084 <text:s/></text:p>
          </table:table-cell>
          <table:table-cell table:style-name="ce28" office:value-type="float" office:value="145162.940886177" calcext:value-type="float">
            <text:p><text:s/>145,163 <text:s/></text:p>
          </table:table-cell>
          <table:table-cell table:style-name="ce28" office:value-type="float" office:value="624892.511251111" calcext:value-type="float">
            <text:p><text:s/>624,893 <text:s/></text:p>
          </table:table-cell>
          <table:table-cell table:style-name="ce28" office:value-type="float" office:value="29826.5422644444" calcext:value-type="float">
            <text:p><text:s/>29,82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1095.4801044445" calcext:value-type="float">
            <text:p><text:s/>81,095 <text:s/></text:p>
          </table:table-cell>
          <table:table-cell table:style-name="ce28" office:value-type="float" office:value="15773.7817333333" calcext:value-type="float">
            <text:p><text:s/>15,774 <text:s/></text:p>
          </table:table-cell>
          <table:table-cell table:style-name="ce31" office:value-type="float" office:value="8494" calcext:value-type="float">
            <text:p><text:s/>8,4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2" office:value-type="float" office:value="13989755.5062612" calcext:value-type="float">
            <text:p><text:s/>13,989,756 <text:s/></text:p>
          </table:table-cell>
          <table:table-cell table:style-name="ce28" office:value-type="float" office:value="4441102.26727111" calcext:value-type="float">
            <text:p><text:s/>4,441,102 <text:s/></text:p>
          </table:table-cell>
          <table:table-cell table:style-name="ce28" office:value-type="float" office:value="6450143.74576132" calcext:value-type="float">
            <text:p><text:s/>6,450,144 <text:s/></text:p>
          </table:table-cell>
          <table:table-cell table:style-name="ce28" office:value-type="float" office:value="8581.10044444445" calcext:value-type="float">
            <text:p><text:s/>8,581 <text:s/></text:p>
          </table:table-cell>
          <table:table-cell table:style-name="ce28" office:value-type="float" office:value="2197999.74345265" calcext:value-type="float">
            <text:p><text:s/>2,198,000 <text:s/></text:p>
          </table:table-cell>
          <table:table-cell table:style-name="ce28" office:value-type="float" office:value="144860.363105027" calcext:value-type="float">
            <text:p><text:s/>144,860 <text:s/></text:p>
          </table:table-cell>
          <table:table-cell table:style-name="ce28" office:value-type="float" office:value="613356.172002222" calcext:value-type="float">
            <text:p><text:s/>613,356 <text:s/></text:p>
          </table:table-cell>
          <table:table-cell table:style-name="ce28" office:value-type="float" office:value="54327.7672066667" calcext:value-type="float">
            <text:p><text:s/>54,328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4341.6952133333" calcext:value-type="float">
            <text:p><text:s/>64,342 <text:s/></text:p>
          </table:table-cell>
          <table:table-cell table:style-name="ce28" office:value-type="float" office:value="6087.65180444444" calcext:value-type="float">
            <text:p><text:s/>6,088 <text:s/></text:p>
          </table:table-cell>
          <table:table-cell table:style-name="ce31" office:value-type="float" office:value="8955" calcext:value-type="float">
            <text:p><text:s/>8,955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2" office:value-type="float" office:value="12151139.2383585" calcext:value-type="float">
            <text:p><text:s/>12,151,139 <text:s/></text:p>
          </table:table-cell>
          <table:table-cell table:style-name="ce28" office:value-type="float" office:value="3859834.90893333" calcext:value-type="float">
            <text:p><text:s/>3,859,835 <text:s/></text:p>
          </table:table-cell>
          <table:table-cell table:style-name="ce28" office:value-type="float" office:value="5203402.80371252" calcext:value-type="float">
            <text:p><text:s/>5,203,403 <text:s/></text:p>
          </table:table-cell>
          <table:table-cell table:style-name="ce28" office:value-type="float" office:value="7703.93955555556" calcext:value-type="float">
            <text:p><text:s/>7,704 <text:s/></text:p>
          </table:table-cell>
          <table:table-cell table:style-name="ce28" office:value-type="float" office:value="2195942.13797916" calcext:value-type="float">
            <text:p><text:s/>2,195,942 <text:s/></text:p>
          </table:table-cell>
          <table:table-cell table:style-name="ce28" office:value-type="float" office:value="141900.534997942" calcext:value-type="float">
            <text:p><text:s/>141,901 <text:s/></text:p>
          </table:table-cell>
          <table:table-cell table:style-name="ce28" office:value-type="float" office:value="613378.042133333" calcext:value-type="float">
            <text:p><text:s/>613,378 <text:s/></text:p>
          </table:table-cell>
          <table:table-cell table:style-name="ce28" office:value-type="float" office:value="36258.0148066667" calcext:value-type="float">
            <text:p><text:s/>36,258 <text:s/></text:p>
          </table:table-cell>
          <table:table-cell table:style-name="ce28" office:value-type="float" office:value="3425.17551111111" calcext:value-type="float">
            <text:p><text:s/>3,425 <text:s/></text:p>
          </table:table-cell>
          <table:table-cell table:style-name="ce28" office:value-type="float" office:value="75891.4156155556" calcext:value-type="float">
            <text:p><text:s/>75,891 <text:s/></text:p>
          </table:table-cell>
          <table:table-cell table:style-name="ce28" office:value-type="float" office:value="5225.26511333333" calcext:value-type="float">
            <text:p><text:s/>5,225 <text:s/></text:p>
          </table:table-cell>
          <table:table-cell table:style-name="ce31" office:value-type="float" office:value="8177" calcext:value-type="float">
            <text:p><text:s/>8,177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2" office:value-type="float" office:value="12703919.8081213" calcext:value-type="float">
            <text:p><text:s/>12,703,920 <text:s/></text:p>
          </table:table-cell>
          <table:table-cell table:style-name="ce28" office:value-type="float" office:value="3826121.38752" calcext:value-type="float">
            <text:p><text:s/>3,826,121 <text:s/></text:p>
          </table:table-cell>
          <table:table-cell table:style-name="ce28" office:value-type="float" office:value="5606900.36841746" calcext:value-type="float">
            <text:p><text:s/>5,606,900 <text:s/></text:p>
          </table:table-cell>
          <table:table-cell table:style-name="ce28" office:value-type="float" office:value="7466.06488888889" calcext:value-type="float">
            <text:p><text:s/>7,466 <text:s/></text:p>
          </table:table-cell>
          <table:table-cell table:style-name="ce28" office:value-type="float" office:value="2343468.99833258" calcext:value-type="float">
            <text:p><text:s/>2,343,469 <text:s/></text:p>
          </table:table-cell>
          <table:table-cell table:style-name="ce28" office:value-type="float" office:value="128046.336433491" calcext:value-type="float">
            <text:p><text:s/>128,046 <text:s/></text:p>
          </table:table-cell>
          <table:table-cell table:style-name="ce28" office:value-type="float" office:value="622021.171226667" calcext:value-type="float">
            <text:p><text:s/>622,021 <text:s/></text:p>
          </table:table-cell>
          <table:table-cell table:style-name="ce28" office:value-type="float" office:value="51109.5208822222" calcext:value-type="float">
            <text:p><text:s/>51,110 <text:s/></text:p>
          </table:table-cell>
          <table:table-cell table:style-name="ce28" office:value-type="float" office:value="1761.12711111111" calcext:value-type="float">
            <text:p><text:s/>1,761 <text:s/></text:p>
          </table:table-cell>
          <table:table-cell table:style-name="ce28" office:value-type="float" office:value="86996.0585933333" calcext:value-type="float">
            <text:p><text:s/>86,996 <text:s/></text:p>
          </table:table-cell>
          <table:table-cell table:style-name="ce28" office:value-type="float" office:value="21857.7747155556" calcext:value-type="float">
            <text:p><text:s/>21,858 <text:s/></text:p>
          </table:table-cell>
          <table:table-cell table:style-name="ce31" office:value-type="float" office:value="8171" calcext:value-type="float">
            <text:p><text:s/>8,17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2" office:value-type="float" office:value="11617263.4231978" calcext:value-type="float">
            <text:p><text:s/>11,617,263 <text:s/></text:p>
          </table:table-cell>
          <table:table-cell table:style-name="ce28" office:value-type="float" office:value="4305009.02814222" calcext:value-type="float">
            <text:p><text:s/>4,305,009 <text:s/></text:p>
          </table:table-cell>
          <table:table-cell table:style-name="ce28" office:value-type="float" office:value="4421278.29166251" calcext:value-type="float">
            <text:p><text:s/>4,421,278 <text:s/></text:p>
          </table:table-cell>
          <table:table-cell table:style-name="ce28" office:value-type="float" office:value="8015.24266666667" calcext:value-type="float">
            <text:p><text:s/>8,015 <text:s/></text:p>
          </table:table-cell>
          <table:table-cell table:style-name="ce28" office:value-type="float" office:value="2200126.25627549" calcext:value-type="float">
            <text:p><text:s/>2,200,126 <text:s/></text:p>
          </table:table-cell>
          <table:table-cell table:style-name="ce28" office:value-type="float" office:value="130881.964939841" calcext:value-type="float">
            <text:p><text:s/>130,882 <text:s/></text:p>
          </table:table-cell>
          <table:table-cell table:style-name="ce28" office:value-type="float" office:value="416710.941684444" calcext:value-type="float">
            <text:p><text:s/>416,711 <text:s/></text:p>
          </table:table-cell>
          <table:table-cell table:style-name="ce28" office:value-type="float" office:value="29618.11276" calcext:value-type="float">
            <text:p><text:s/>29,618 <text:s/></text:p>
          </table:table-cell>
          <table:table-cell table:style-name="ce28" office:value-type="float" office:value="1776.41408888889" calcext:value-type="float">
            <text:p><text:s/>1,776 <text:s/></text:p>
          </table:table-cell>
          <table:table-cell table:style-name="ce28" office:value-type="float" office:value="64161.3983155555" calcext:value-type="float">
            <text:p><text:s/>64,161 <text:s/></text:p>
          </table:table-cell>
          <table:table-cell table:style-name="ce28" office:value-type="float" office:value="31519.7726622222" calcext:value-type="float">
            <text:p><text:s/>31,520 <text:s/></text:p>
          </table:table-cell>
          <table:table-cell table:style-name="ce31" office:value-type="float" office:value="8166" calcext:value-type="float">
            <text:p><text:s/>8,166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3" office:value-type="float" office:value="133039492.534903" calcext:value-type="float">
            <text:p><text:s/>133,039,493 <text:s/></text:p>
          </table:table-cell>
          <table:table-cell table:style-name="ce29" office:value-type="float" office:value="41709884.5883733" calcext:value-type="float">
            <text:p><text:s/>41,709,885 <text:s/></text:p>
          </table:table-cell>
          <table:table-cell table:style-name="ce29" office:value-type="float" office:value="57419843.6621779" calcext:value-type="float">
            <text:p><text:s/>57,419,844 <text:s/></text:p>
          </table:table-cell>
          <table:table-cell table:style-name="ce29" office:value-type="float" office:value="89392.7564444445" calcext:value-type="float">
            <text:p><text:s/>89,393 <text:s/></text:p>
          </table:table-cell>
          <table:table-cell table:style-name="ce29" office:value-type="float" office:value="23527809.6171817" calcext:value-type="float">
            <text:p><text:s/>23,527,810 <text:s/></text:p>
          </table:table-cell>
          <table:table-cell table:style-name="ce29" office:value-type="float" office:value="1531204.16279886" calcext:value-type="float">
            <text:p><text:s/>1,531,204 <text:s/></text:p>
          </table:table-cell>
          <table:table-cell table:style-name="ce29" office:value-type="float" office:value="7472775.64286889" calcext:value-type="float">
            <text:p><text:s/>7,472,776 <text:s/></text:p>
          </table:table-cell>
          <table:table-cell table:style-name="ce29" office:value-type="float" office:value="310508.89702" calcext:value-type="float">
            <text:p><text:s/>310,509 <text:s/></text:p>
          </table:table-cell>
          <table:table-cell table:style-name="ce29" office:value-type="float" office:value="6969.82126666667" calcext:value-type="float">
            <text:p><text:s/>6,970 <text:s/></text:p>
          </table:table-cell>
          <table:table-cell table:style-name="ce29" office:value-type="float" office:value="703371.767259933" calcext:value-type="float">
            <text:p><text:s/>703,372 <text:s/></text:p>
          </table:table-cell>
          <table:table-cell table:style-name="ce29" office:value-type="float" office:value="175799.619511111" calcext:value-type="float">
            <text:p><text:s/>175,800 <text:s/></text:p>
          </table:table-cell>
          <table:table-cell table:style-name="ce32" office:value-type="float" office:value="91932" calcext:value-type="float">
            <text:p><text:s/>91,932 <text:s/></text:p>
          </table:table-cell>
          <table:table-cell table:number-columns-repeated="1009"/>
        </table:table-row>
        <table:table-row table:style-name="ro4">
          <table:table-cell table:style-name="ce7" office:value-type="string" calcext:value-type="string" table:number-columns-spanned="15" table:number-rows-spanned="1">
            <text:p>註：*本表太陽熱能資料因相關補助落日，108年起太陽熱能資料需依次年度廠家調查結果進行推估。</text:p>
          </table:table-cell>
          <table:covered-table-cell table:number-columns-repeated="14" table:style-name="ce14"/>
          <table:table-cell table:number-columns-repeated="1009"/>
        </table:table-row>
        <table:table-row table:style-name="ro5" table:number-rows-repeated="22">
          <table:table-cell table:number-columns-repeated="3"/>
          <table:table-cell table:style-name="ce24" table:number-columns-repeated="12"/>
          <table:table-cell table:number-columns-repeated="1009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text>-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</number:text>
      <style:map style:condition="value()&gt;0" style:apply-style-name="N182P0"/>
      <style:map style:condition="value()&lt;0" style:apply-style-name="N182P1"/>
    </number:number-style>
    <number:number-style style:name="N183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總供給</dc:title>
    <dc:subject>能源總供給</dc:subject>
    <meta:keyword>能源統計月報</meta:keyword>
    <dc:description>能源總供給</dc:description>
    <meta:initial-creator>國際合作與能源統計科</meta:initial-creator>
    <meta:creation-date>2012-04-18T11:15:07</meta:creation-date>
    <dc:creator>方文秀</dc:creator>
    <dc:date>2021-12-29T20:15:59</dc:date>
    <meta:print-date>2021-12-29T20:15:55</meta:print-date>
    <meta:document-statistic meta:table-count="1" meta:cell-count="59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